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98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560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693in"/>
    </style:style>
    <style:style style:name="co9" style:family="table-column">
      <style:table-column-properties fo:break-before="auto" style:column-width="1.7354in"/>
    </style:style>
    <style:style style:name="co10" style:family="table-column">
      <style:table-column-properties fo:break-before="auto" style:column-width="1.4409in"/>
    </style:style>
    <style:style style:name="co11" style:family="table-column">
      <style:table-column-properties fo:break-before="auto" style:column-width="1.802in"/>
    </style:style>
    <style:style style:name="ro1" style:family="table-row">
      <style:table-row-properties style:row-height="1.4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9in" fo:break-before="auto" style:use-optimal-row-height="false"/>
    </style:style>
    <style:style style:name="ro4" style:family="table-row">
      <style:table-row-properties style:row-height="0.1638in" fo:break-before="auto" style:use-optimal-row-height="false"/>
    </style:style>
    <style:style style:name="ro5" style:family="table-row">
      <style:table-row-properties style:row-height="1.3819in" fo:break-before="auto" style:use-optimal-row-height="false"/>
    </style:style>
    <style:style style:name="ro6" style:family="table-row">
      <style:table-row-properties style:row-height="1.3209in" fo:break-before="auto" style:use-optimal-row-height="false"/>
    </style:style>
    <style:style style:name="ro7" style:family="table-row">
      <style:table-row-properties style:row-height="1.1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3465a4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57in" svg:height="3.5449in" svg:x="5.7142in" svg:y="1.4319in">
            <draw:object draw:notify-on-update-of-ranges="Sheet1.B2:Sheet1.B15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57in" svg:height="3.5449in" svg:x="5.8094in" svg:y="4.9937in">
            <draw:object draw:notify-on-update-of-ranges="Sheet1.B25:Sheet1.B38 Sheet1.C25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394in" svg:x="17.6169in" svg:y="1.5732in">
            <draw:object draw:notify-on-update-of-ranges="Sheet1.M2:Sheet1.M15 Sheet1.N2:Sheet1.N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941in" svg:height="3.8949in" svg:x="17.5697in" svg:y="5.2949in">
            <draw:object draw:notify-on-update-of-ranges="Sheet1.M25:Sheet1.M38 Sheet1.N25:Sheet1.N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8047in" svg:height="3.3512in" svg:x="7.2323in" svg:y="14.3512in">
            <draw:object draw:notify-on-update-of-ranges="Sheet1.B67:Sheet1.B80 Sheet1.C67:Sheet1.C80 Sheet1.D67:Sheet1.D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5232in" svg:height="3.1067in" svg:x="7.2343in" svg:y="11.2039in">
            <draw:object draw:notify-on-update-of-ranges="Sheet1.B51:Sheet1.B64 Sheet1.C51:Sheet1.C64 Sheet1.D51:Sheet1.D6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4122in" svg:height="3.048in" svg:x="20.3654in" svg:y="11.0075in">
            <draw:object draw:notify-on-update-of-ranges="Sheet1.N51:Sheet1.N64 Sheet1.O51:Sheet1.O64 Sheet1.P51:Sheet1.P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8677in" svg:height="3.3689in" svg:x="20.3768in" svg:y="14.0413in">
            <draw:object draw:notify-on-update-of-ranges="Sheet1.N67:Sheet1.N80 Sheet1.O67:Sheet1.O80 Sheet1.P67:Sheet1.P8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4in" svg:height="3.5453in" svg:x="7.1835in" svg:y="17.711in">
            <draw:object draw:notify-on-update-of-ranges="Sheet1.B92:Sheet1.B105 Sheet1.C92:Sheet1.C105 Sheet1.D92:Sheet1.D10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4in" svg:height="3.0748in" svg:x="7.1437in" svg:y="21.3803in">
            <draw:object draw:notify-on-update-of-ranges="Sheet1.B108:Sheet1.B121 Sheet1.C108:Sheet1.C121 Sheet1.D108:Sheet1.D1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31in" svg:height="3.5437in" svg:x="20.3213in" svg:y="17.4846in">
            <draw:object draw:notify-on-update-of-ranges="Sheet1.N92:Sheet1.N105 Sheet1.O92:Sheet1.O105 Sheet1.P92:Sheet1.P10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0.2398in" svg:y="21.0252in">
            <draw:object draw:notify-on-update-of-ranges="Sheet1.N108:Sheet1.N121 Sheet1.O108:Sheet1.O121 Sheet1.P108:Sheet1.P1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4in" svg:height="3.5488in" svg:x="5.4772in" svg:y="35.9189in">
            <draw:object draw:notify-on-update-of-ranges="Sheet1.B174:Sheet1.B187 Sheet1.C174:Sheet1.C18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8in" svg:height="3.5417in" svg:x="5.4161in" svg:y="27.7909in">
            <draw:object draw:notify-on-update-of-ranges="Sheet1.B134:Sheet1.B147 Sheet1.C134:Sheet1.C14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49in" svg:height="3.5433in" svg:x="5.474in" svg:y="31.4185in">
            <draw:object draw:notify-on-update-of-ranges="Sheet1.B150:Sheet1.B163 Sheet1.C150:Sheet1.C16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6.2949in" svg:height="3.5429in" svg:x="5.528in" svg:y="39.5189in">
            <draw:object draw:notify-on-update-of-ranges="Sheet1.B190:Sheet1.B203 Sheet1.C190:Sheet1.C20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6.2906in" svg:height="3.5535in" svg:x="19.2154in" svg:y="27.935in">
            <draw:object draw:notify-on-update-of-ranges="Sheet1.N134:Sheet1.N147 Sheet1.O134:Sheet1.O1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6.2949in" svg:height="3.5409in" svg:x="20.1795in" svg:y="35.9472in">
            <draw:object draw:notify-on-update-of-ranges="Sheet1.N174:Sheet1.N182 Sheet1.O174:Sheet1.O18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6.3008in" svg:height="3.5433in" svg:x="20.2083in" svg:y="39.5398in">
            <draw:object draw:notify-on-update-of-ranges="Sheet1.N190:Sheet1.N203 Sheet1.O190:Sheet1.O20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6.3012in" svg:height="3.5429in" svg:x="19.2154in" svg:y="31.628in">
            <draw:object draw:notify-on-update-of-ranges="Sheet1.N150:Sheet1.N163 Sheet1.O150:Sheet1.O1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6.298in" svg:height="3.5409in" svg:x="9.7697in" svg:y="43.5362in">
            <draw:object draw:notify-on-update-of-ranges="Sheet1.B215:Sheet1.B228 Sheet1.C215:Sheet1.C228 Sheet1.D215:Sheet1.D228 Sheet1.E215:Sheet1.E228 Sheet1.F215:Sheet1.F228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6.2984in" svg:height="3.5508in" svg:x="9.7894in" svg:y="47.1547in">
            <draw:object draw:notify-on-update-of-ranges="Sheet1.B232:Sheet1.B245 Sheet1.C232:Sheet1.C245 Sheet1.D232:Sheet1.D245 Sheet1.E232:Sheet1.E245 Sheet1.F232:Sheet1.F24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6.2988in" svg:height="3.537in" svg:x="9.8094in" svg:y="50.8839in">
            <draw:object draw:notify-on-update-of-ranges="Sheet1.B251:Sheet1.B264 Sheet1.C251:Sheet1.C264 Sheet1.D251:Sheet1.D264 Sheet1.E251:Sheet1.E264 Sheet1.F251:Sheet1.F26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3" office:value-type="string" calcext:value-type="string">
            <text:p>FOR DIFFERENT COUNT OF INSERTION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ce1" office:value-type="string" calcext:value-type="string">
            <text:p>HT_OA</text:p>
          </table:table-cell>
          <table:table-cell office:value-type="string" calcext:value-type="string">
            <text:p>Count Of Insertions</text:p>
          </table:table-cell>
          <table:table-cell table:style-name="ce2" office:value-type="string" calcext:value-type="string">
            <text:p>Time</text:p>
          </table:table-cell>
          <table:table-cell table:number-columns-repeated="8"/>
          <table:table-cell table:style-name="ce1" office:value-type="string" calcext:value-type="string">
            <text:p>HT_SC</text:p>
          </table:table-cell>
          <table:table-cell table:style-name="ce2" office:value-type="string" calcext:value-type="string">
            <text:p>Count Of Insertions</text:p>
          </table:table-cell>
          <table:table-cell table:style-name="ce2" office:value-type="string" calcext:value-type="string">
            <text:p>Tim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office:value-type="float" office:value="0.643" calcext:value-type="float">
            <text:p>0.6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2" office:value-type="float" office:value="0.009" calcext:value-type="float">
            <text:p>0.009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office:value-type="float" office:value="1.118" calcext:value-type="float">
            <text:p>1.1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2" office:value-type="float" office:value="0.014" calcext:value-type="float">
            <text:p>0.014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office:value-type="float" office:value="1.254" calcext:value-type="float">
            <text:p>1.2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office:value-type="float" office:value="1.697" calcext:value-type="float">
            <text:p>1.69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style-name="ce2" office:value-type="float" office:value="0.054" calcext:value-type="float">
            <text:p>0.054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office:value-type="float" office:value="1.849" calcext:value-type="float">
            <text:p>1.84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0.128" calcext:value-type="float">
            <text:p>0.128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office:value-type="float" office:value="2.251" calcext:value-type="float">
            <text:p>2.25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table:style-name="ce2" office:value-type="float" office:value="0.206" calcext:value-type="float">
            <text:p>0.206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office:value-type="float" office:value="2.819" calcext:value-type="float">
            <text:p>2.81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table:style-name="ce2" office:value-type="float" office:value="0.684" calcext:value-type="float">
            <text:p>0.684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office:value-type="float" office:value="3.981" calcext:value-type="float">
            <text:p>3.9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style-name="ce2" office:value-type="float" office:value="2.095" calcext:value-type="float">
            <text:p>2.095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office:value-type="float" office:value="5.579" calcext:value-type="float">
            <text:p>5.5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table:style-name="ce2" office:value-type="float" office:value="3.621" calcext:value-type="float">
            <text:p>3.621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office:value-type="float" office:value="6.481" calcext:value-type="float">
            <text:p>6.4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table:style-name="ce2" office:value-type="float" office:value="7.218" calcext:value-type="float">
            <text:p>7.218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office:value-type="float" office:value="7.787" calcext:value-type="float">
            <text:p>7.7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table:style-name="ce2" office:value-type="float" office:value="8.055" calcext:value-type="float">
            <text:p>8.055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office:value-type="float" office:value="8.819" calcext:value-type="float">
            <text:p>8.81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.314" calcext:value-type="float">
            <text:p>9.314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office:value-type="float" office:value="10.156" calcext:value-type="float">
            <text:p>10.156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14"/>
        </table:table-row>
        <table:table-row table:style-name="ro2" table:number-rows-repeated="6">
          <table:table-cell/>
          <table:table-cell table:style-name="Default"/>
          <table:table-cell table:style-name="ce2"/>
          <table:table-cell table:number-columns-repeated="1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table:style-name="ce1" office:value-type="string" calcext:value-type="string">
            <text:p>AVLT</text:p>
          </table:table-cell>
          <table:table-cell office:value-type="string" calcext:value-type="string">
            <text:p>Count Of Insertions</text:p>
          </table:table-cell>
          <table:table-cell table:style-name="ce2" office:value-type="string" calcext:value-type="string">
            <text:p>Time</text:p>
          </table:table-cell>
          <table:table-cell table:number-columns-repeated="8"/>
          <table:table-cell table:style-name="ce1" office:value-type="string" calcext:value-type="string">
            <text:p>ST</text:p>
          </table:table-cell>
          <table:table-cell table:style-name="ce2" office:value-type="string" calcext:value-type="string">
            <text:p>Count Of Insertions</text:p>
          </table:table-cell>
          <table:table-cell table:style-name="ce2" office:value-type="string" calcext:value-type="string">
            <text:p>Tim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0.001" calcext:value-type="float">
            <text:p>0.001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office:value-type="float" office:value="0.003534108" calcext:value-type="float">
            <text:p>0.0035341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style-name="Default" office:value-type="float" office:value="0.047" calcext:value-type="float">
            <text:p>0.047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office:value-type="float" office:value="0.038817741" calcext:value-type="float">
            <text:p>0.0388177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office:value-type="float" office:value="0.069388234" calcext:value-type="float">
            <text:p>0.0693882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style-name="Default" office:value-type="float" office:value="0.148" calcext:value-type="float">
            <text:p>0.148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office:value-type="float" office:value="0.153270772" calcext:value-type="float">
            <text:p>0.15327077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style-name="Default" office:value-type="float" office:value="0.399" calcext:value-type="float">
            <text:p>0.399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office:value-type="float" office:value="0.456734899" calcext:value-type="float">
            <text:p>0.45673489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1.002" calcext:value-type="float">
            <text:p>1.002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office:value-type="float" office:value="1.1592163" calcext:value-type="float">
            <text:p>1.15921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00000" calcext:value-type="float">
            <text:p>1500000</text:p>
          </table:table-cell>
          <table:table-cell table:style-name="Default" office:value-type="float" office:value="1.739" calcext:value-type="float">
            <text:p>1.739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office:value-type="float" office:value="2.128910333" calcext:value-type="float">
            <text:p>2.1289103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style-name="Default" office:value-type="float" office:value="4.249" calcext:value-type="float">
            <text:p>4.249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office:value-type="float" office:value="4.921367745" calcext:value-type="float">
            <text:p>4.92136774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0" calcext:value-type="float">
            <text:p>5000000</text:p>
          </table:table-cell>
          <table:table-cell table:style-name="Default" office:value-type="float" office:value="8.537" calcext:value-type="float">
            <text:p>8.537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office:value-type="float" office:value="9.749325636" calcext:value-type="float">
            <text:p>9.7493256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6500000" calcext:value-type="float">
            <text:p>6500000</text:p>
          </table:table-cell>
          <table:table-cell table:style-name="Default" office:value-type="float" office:value="12.01" calcext:value-type="float">
            <text:p>12.01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office:value-type="float" office:value="14.886941148" calcext:value-type="float">
            <text:p>14.8869411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8000000" calcext:value-type="float">
            <text:p>8000000</text:p>
          </table:table-cell>
          <table:table-cell table:style-name="Default" office:value-type="float" office:value="15.922" calcext:value-type="float">
            <text:p>15.922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office:value-type="float" office:value="17.412390486" calcext:value-type="float">
            <text:p>17.412390486</text:p>
          </table:table-cell>
          <table:table-cell table:number-columns-repeated="3"/>
        </table:table-row>
        <table:table-row table:style-name="ro2">
          <table:table-cell/>
          <table:table-cell office:value-type="float" office:value="9000000" calcext:value-type="float">
            <text:p>9000000</text:p>
          </table:table-cell>
          <table:table-cell table:style-name="Default" office:value-type="float" office:value="18.396" calcext:value-type="float">
            <text:p>18.396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office:value-type="float" office:value="20.009588008" calcext:value-type="float">
            <text:p>20.0095880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Default" office:value-type="float" office:value="21.138" calcext:value-type="float">
            <text:p>21.138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office:value-type="float" office:value="23.340655309" calcext:value-type="float">
            <text:p>23.340655309</text:p>
          </table:table-cell>
          <table:table-cell table:number-columns-repeated="3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3" office:value-type="string" calcext:value-type="string">
            <text:p>FOR ONE INSERTION WITH DIFFERENT CONDITIONS</text:p>
          </table:table-cell>
          <table:table-cell table:style-name="Default" table:number-columns-repeated="2"/>
          <table:table-cell table:number-columns-repeated="14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HT_OA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 table:number-columns-repeated="8"/>
          <table:table-cell office:value-type="string" calcext:value-type="string">
            <text:p>HT_SC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092644" calcext:value-type="float">
            <text:p>9.26E-05</text:p>
          </table:table-cell>
          <table:table-cell table:style-name="ce5" office:value-type="float" office:value="0.000067894" calcext:value-type="float">
            <text:p>6.79E-05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00123444" calcext:value-type="float">
            <text:p>1.23E-05</text:p>
          </table:table-cell>
          <table:table-cell table:style-name="ce5" office:value-type="float" office:value="0.000046594" calcext:value-type="float">
            <text:p>4.66E-05</text:p>
          </table:table-cell>
          <table:table-cell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0112589" calcext:value-type="float">
            <text:p>1.13E-04</text:p>
          </table:table-cell>
          <table:table-cell table:style-name="ce5" office:value-type="float" office:value="0.00007063" calcext:value-type="float">
            <text:p>7.06E-05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00023189" calcext:value-type="float">
            <text:p>2.32E-04</text:p>
          </table:table-cell>
          <table:table-cell table:style-name="ce5" office:value-type="float" office:value="0.00004563" calcext:value-type="float">
            <text:p>4.56E-05</text:p>
          </table:table-cell>
          <table:table-cell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007063" calcext:value-type="float">
            <text:p>7.06E-05</text:p>
          </table:table-cell>
          <table:table-cell table:style-name="ce5" office:value-type="float" office:value="0.000045692" calcext:value-type="float">
            <text:p>4.57E-05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0000234563" calcext:value-type="float">
            <text:p>2.35E-05</text:p>
          </table:table-cell>
          <table:table-cell table:style-name="ce5" office:value-type="float" office:value="0.000045692" calcext:value-type="float">
            <text:p>4.57E-05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0097492" calcext:value-type="float">
            <text:p>9.75E-05</text:p>
          </table:table-cell>
          <table:table-cell table:style-name="ce5" office:value-type="float" office:value="0.0000356744" calcext:value-type="float">
            <text:p>3.57E-05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table:style-name="ce5" office:value-type="float" office:value="0.0000457492" calcext:value-type="float">
            <text:p>4.57E-05</text:p>
          </table:table-cell>
          <table:table-cell table:style-name="ce5" office:value-type="float" office:value="0.00312356744" calcext:value-type="float">
            <text:p>3.12E-03</text:p>
          </table:table-cell>
          <table:table-cell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0092644" calcext:value-type="float">
            <text:p>9.26E-05</text:p>
          </table:table-cell>
          <table:table-cell table:style-name="ce5" office:value-type="float" office:value="0.000456589" calcext:value-type="float">
            <text:p>4.57E-04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000092644" calcext:value-type="float">
            <text:p>9.26E-05</text:p>
          </table:table-cell>
          <table:table-cell table:style-name="ce5" office:value-type="float" office:value="0.000123345589" calcext:value-type="float">
            <text:p>1.23E-04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0112589" calcext:value-type="float">
            <text:p>1.13E-04</text:p>
          </table:table-cell>
          <table:table-cell table:style-name="ce5" office:value-type="float" office:value="0.00007063" calcext:value-type="float">
            <text:p>7.06E-05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table:style-name="ce5" office:value-type="float" office:value="0.0004567589" calcext:value-type="float">
            <text:p>4.57E-04</text:p>
          </table:table-cell>
          <table:table-cell table:style-name="ce5" office:value-type="float" office:value="0.000345663" calcext:value-type="float">
            <text:p>3.46E-04</text:p>
          </table:table-cell>
          <table:table-cell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0007063" calcext:value-type="float">
            <text:p>7.06E-05</text:p>
          </table:table-cell>
          <table:table-cell table:style-name="ce5" office:value-type="float" office:value="0.0000657492" calcext:value-type="float">
            <text:p>6.57E-05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table:style-name="ce5" office:value-type="float" office:value="0.00007063" calcext:value-type="float">
            <text:p>7.06E-05</text:p>
          </table:table-cell>
          <table:table-cell table:style-name="ce5" office:value-type="float" office:value="0.0004562" calcext:value-type="float">
            <text:p>4.56E-04</text:p>
          </table:table-cell>
          <table:table-cell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000657492" calcext:value-type="float">
            <text:p>6.57E-05</text:p>
          </table:table-cell>
          <table:table-cell table:style-name="ce5" office:value-type="float" office:value="0.0003467544" calcext:value-type="float">
            <text:p>3.47E-04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table:style-name="ce5" office:value-type="float" office:value="0.0000657492" calcext:value-type="float">
            <text:p>6.57E-05</text:p>
          </table:table-cell>
          <table:table-cell table:style-name="ce5" office:value-type="float" office:value="0.000234567544" calcext:value-type="float">
            <text:p>2.35E-04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00068544" calcext:value-type="float">
            <text:p>6.85E-05</text:p>
          </table:table-cell>
          <table:table-cell table:style-name="ce5" office:value-type="float" office:value="0.000345689589" calcext:value-type="float">
            <text:p>3.46E-04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table:style-name="ce5" office:value-type="float" office:value="0.00005678544" calcext:value-type="float">
            <text:p>5.68E-05</text:p>
          </table:table-cell>
          <table:table-cell table:style-name="ce5" office:value-type="float" office:value="0.000453457865" calcext:value-type="float">
            <text:p>4.53E-04</text:p>
          </table:table-cell>
          <table:table-cell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0.00057689589" calcext:value-type="float">
            <text:p>5.77E-04</text:p>
          </table:table-cell>
          <table:table-cell table:style-name="ce5" office:value-type="float" office:value="0.00008946763" calcext:value-type="float">
            <text:p>8.95E-05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table:style-name="ce5" office:value-type="float" office:value="0.00055689589" calcext:value-type="float">
            <text:p>5.57E-04</text:p>
          </table:table-cell>
          <table:table-cell table:style-name="ce5" office:value-type="float" office:value="0.0004783" calcext:value-type="float">
            <text:p>4.78E-04</text:p>
          </table:table-cell>
          <table:table-cell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0.00007046763" calcext:value-type="float">
            <text:p>7.05E-05</text:p>
          </table:table-cell>
          <table:table-cell table:style-name="ce5" office:value-type="float" office:value="0.00034679567" calcext:value-type="float">
            <text:p>3.47E-04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table:style-name="ce5" office:value-type="float" office:value="0.00003446763" calcext:value-type="float">
            <text:p>3.45E-05</text:p>
          </table:table-cell>
          <table:table-cell table:style-name="ce5" office:value-type="float" office:value="0.00056567" calcext:value-type="float">
            <text:p>5.66E-04</text:p>
          </table:table-cell>
          <table:table-cell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0.0000479567" calcext:value-type="float">
            <text:p>4.80E-05</text:p>
          </table:table-cell>
          <table:table-cell table:style-name="ce5" office:value-type="float" office:value="0.00007063" calcext:value-type="float">
            <text:p>7.06E-05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table:style-name="ce5" office:value-type="float" office:value="0.00007567" calcext:value-type="float">
            <text:p>7.57E-05</text:p>
          </table:table-cell>
          <table:table-cell table:style-name="ce5" office:value-type="float" office:value="0.004567063" calcext:value-type="float">
            <text:p>4.57E-03</text:p>
          </table:table-cell>
          <table:table-cell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000106594" calcext:value-type="float">
            <text:p>1.07E-04</text:p>
          </table:table-cell>
          <table:table-cell table:style-name="ce5" office:value-type="float" office:value="0.000346492" calcext:value-type="float">
            <text:p>3.46E-04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table:style-name="ce5" office:value-type="float" office:value="0.0005676594" calcext:value-type="float">
            <text:p>5.68E-04</text:p>
          </table:table-cell>
          <table:table-cell table:style-name="ce5" office:value-type="float" office:value="0.0006546492" calcext:value-type="float">
            <text:p>6.55E-04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AVLT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 table:number-columns-repeated="8"/>
          <table:table-cell office:value-type="string" calcext:value-type="string">
            <text:p>ST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092644" calcext:value-type="float">
            <text:p>9.26E-05</text:p>
          </table:table-cell>
          <table:table-cell table:style-name="ce5" office:value-type="float" office:value="0.000058394" calcext:value-type="float">
            <text:p>5.84E-05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0045745" calcext:value-type="float">
            <text:p>4.57E-05</text:p>
          </table:table-cell>
          <table:table-cell office:value-type="float" office:value="0.027444039" calcext:value-type="float">
            <text:p>0.027444039</text:p>
          </table:table-cell>
          <table:table-cell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0112589" calcext:value-type="float">
            <text:p>1.13E-04</text:p>
          </table:table-cell>
          <table:table-cell office:value-type="float" office:value="0.003175856" calcext:value-type="float">
            <text:p>0.003175856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0002345" calcext:value-type="float">
            <text:p>2.35E-04</text:p>
          </table:table-cell>
          <table:table-cell office:value-type="float" office:value="0.002345788" calcext:value-type="float">
            <text:p>0.002345788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007063" calcext:value-type="float">
            <text:p>7.06E-05</text:p>
          </table:table-cell>
          <table:table-cell office:value-type="float" office:value="0.001179653" calcext:value-type="float">
            <text:p>0.001179653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0002345" calcext:value-type="float">
            <text:p>2.35E-04</text:p>
          </table:table-cell>
          <table:table-cell office:value-type="float" office:value="0.000678985" calcext:value-type="float">
            <text:p>0.000678985</text:p>
          </table:table-cell>
          <table:table-cell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0.000097492" calcext:value-type="float">
            <text:p>9.75E-05</text:p>
          </table:table-cell>
          <table:table-cell office:value-type="float" office:value="0.007477504" calcext:value-type="float">
            <text:p>0.007477504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table:style-name="ce5" office:value-type="float" office:value="0.000097492" calcext:value-type="float">
            <text:p>9.75E-05</text:p>
          </table:table-cell>
          <table:table-cell office:value-type="float" office:value="0.007467894" calcext:value-type="float">
            <text:p>0.007467894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00092644" calcext:value-type="float">
            <text:p>9.26E-05</text:p>
          </table:table-cell>
          <table:table-cell office:value-type="float" office:value="0.002345124" calcext:value-type="float">
            <text:p>0.002345124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000045678" calcext:value-type="float">
            <text:p>4.57E-05</text:p>
          </table:table-cell>
          <table:table-cell office:value-type="float" office:value="0.002345124" calcext:value-type="float">
            <text:p>0.002345124</text:p>
          </table:table-cell>
          <table:table-cell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000112589" calcext:value-type="float">
            <text:p>1.13E-04</text:p>
          </table:table-cell>
          <table:table-cell office:value-type="float" office:value="0.002345666" calcext:value-type="float">
            <text:p>0.002345666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table:style-name="ce5" office:value-type="float" office:value="0.0001467" calcext:value-type="float">
            <text:p>1.47E-04</text:p>
          </table:table-cell>
          <table:table-cell office:value-type="float" office:value="0.002345666" calcext:value-type="float">
            <text:p>0.002345666</text:p>
          </table:table-cell>
          <table:table-cell/>
        </table:table-row>
        <table:table-row table:style-name="ro2">
          <table:table-cell/>
          <table:table-cell office:value-type="float" office:value="1500000" calcext:value-type="float">
            <text:p>1500000</text:p>
          </table:table-cell>
          <table:table-cell office:value-type="float" office:value="0.00007063" calcext:value-type="float">
            <text:p>7.06E-05</text:p>
          </table:table-cell>
          <table:table-cell office:value-type="float" office:value="0.100505653" calcext:value-type="float">
            <text:p>0.100505653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table:style-name="ce5" office:value-type="float" office:value="0.00007747" calcext:value-type="float">
            <text:p>7.75E-05</text:p>
          </table:table-cell>
          <table:table-cell office:value-type="float" office:value="0.000345653" calcext:value-type="float">
            <text:p>0.000345653</text:p>
          </table:table-cell>
          <table:table-cell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office:value-type="float" office:value="0.0000657492" calcext:value-type="float">
            <text:p>6.57E-05</text:p>
          </table:table-cell>
          <table:table-cell office:value-type="float" office:value="0.023403424" calcext:value-type="float">
            <text:p>0.023403424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table:style-name="ce5" office:value-type="float" office:value="0.0000646757492" calcext:value-type="float">
            <text:p>6.47E-05</text:p>
          </table:table-cell>
          <table:table-cell office:value-type="float" office:value="0.002424623" calcext:value-type="float">
            <text:p>0.002424623</text:p>
          </table:table-cell>
          <table:table-cell/>
        </table:table-row>
        <table:table-row table:style-name="ro2">
          <table:table-cell/>
          <table:table-cell office:value-type="float" office:value="5000000" calcext:value-type="float">
            <text:p>5000000</text:p>
          </table:table-cell>
          <table:table-cell office:value-type="float" office:value="0.000068544" calcext:value-type="float">
            <text:p>6.85E-05</text:p>
          </table:table-cell>
          <table:table-cell office:value-type="float" office:value="0.004325423" calcext:value-type="float">
            <text:p>0.004325423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table:style-name="ce5" office:value-type="float" office:value="0.000047" calcext:value-type="float">
            <text:p>4.70E-05</text:p>
          </table:table-cell>
          <table:table-cell office:value-type="float" office:value="0.004325423" calcext:value-type="float">
            <text:p>0.004325423</text:p>
          </table:table-cell>
          <table:table-cell/>
        </table:table-row>
        <table:table-row table:style-name="ro2">
          <table:table-cell/>
          <table:table-cell office:value-type="float" office:value="6500000" calcext:value-type="float">
            <text:p>6500000</text:p>
          </table:table-cell>
          <table:table-cell office:value-type="float" office:value="0.00057689589" calcext:value-type="float">
            <text:p>5.77E-04</text:p>
          </table:table-cell>
          <table:table-cell table:style-name="ce5" office:value-type="float" office:value="0.00009234567644" calcext:value-type="float">
            <text:p>9.23E-05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table:style-name="ce5" office:value-type="float" office:value="0.00057689589" calcext:value-type="float">
            <text:p>5.77E-04</text:p>
          </table:table-cell>
          <table:table-cell office:value-type="float" office:value="0.002343234" calcext:value-type="float">
            <text:p>0.002343234</text:p>
          </table:table-cell>
          <table:table-cell/>
        </table:table-row>
        <table:table-row table:style-name="ro2">
          <table:table-cell/>
          <table:table-cell office:value-type="float" office:value="8000000" calcext:value-type="float">
            <text:p>8000000</text:p>
          </table:table-cell>
          <table:table-cell office:value-type="float" office:value="0.00007046763" calcext:value-type="float">
            <text:p>7.05E-05</text:p>
          </table:table-cell>
          <table:table-cell office:value-type="float" office:value="0.001234123" calcext:value-type="float">
            <text:p>0.001234123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table:style-name="ce5" office:value-type="float" office:value="0.0000496785" calcext:value-type="float">
            <text:p>4.97E-05</text:p>
          </table:table-cell>
          <table:table-cell office:value-type="float" office:value="0.001234123" calcext:value-type="float">
            <text:p>0.001234123</text:p>
          </table:table-cell>
          <table:table-cell/>
        </table:table-row>
        <table:table-row table:style-name="ro2">
          <table:table-cell/>
          <table:table-cell office:value-type="float" office:value="9000000" calcext:value-type="float">
            <text:p>9000000</text:p>
          </table:table-cell>
          <table:table-cell office:value-type="float" office:value="0.0000479567" calcext:value-type="float">
            <text:p>4.80E-05</text:p>
          </table:table-cell>
          <table:table-cell office:value-type="float" office:value="0.001234123" calcext:value-type="float">
            <text:p>0.001234123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table:style-name="ce5" office:value-type="float" office:value="0.0000479567" calcext:value-type="float">
            <text:p>4.80E-05</text:p>
          </table:table-cell>
          <table:table-cell office:value-type="float" office:value="0.001423453" calcext:value-type="float">
            <text:p>0.001423453</text:p>
          </table:table-cell>
          <table:table-cell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office:value-type="float" office:value="0.000106594" calcext:value-type="float">
            <text:p>1.07E-04</text:p>
          </table:table-cell>
          <table:table-cell office:value-type="float" office:value="0.027444039" calcext:value-type="float">
            <text:p>0.027444039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table:style-name="ce5" office:value-type="float" office:value="0.000106594" calcext:value-type="float">
            <text:p>1.07E-04</text:p>
          </table:table-cell>
          <table:table-cell office:value-type="float" office:value="0.022345039" calcext:value-type="float">
            <text:p>0.022345039</text:p>
          </table:table-cell>
          <table:table-cell/>
        </table:table-row>
        <table:table-row table:style-name="ro2" table:number-rows-repeated="11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HT_OA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 table:number-columns-repeated="8"/>
          <table:table-cell office:value-type="string" calcext:value-type="string">
            <text:p>HT_SC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002644" calcext:value-type="float">
            <text:p>2.64E-06</text:p>
          </table:table-cell>
          <table:table-cell table:style-name="ce5" office:value-type="float" office:value="0.000027894" calcext:value-type="float">
            <text:p>2.79E-05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00285644" calcext:value-type="float">
            <text:p>2.86E-05</text:p>
          </table:table-cell>
          <table:table-cell table:style-name="ce5" office:value-type="float" office:value="0.00005787894" calcext:value-type="float">
            <text:p>5.79E-05</text:p>
          </table:table-cell>
          <table:table-cell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0004334" calcext:value-type="float">
            <text:p>4.33E-06</text:p>
          </table:table-cell>
          <table:table-cell table:style-name="ce5" office:value-type="float" office:value="0.00001063" calcext:value-type="float">
            <text:p>1.06E-05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000237889" calcext:value-type="float">
            <text:p>2.38E-04</text:p>
          </table:table-cell>
          <table:table-cell table:style-name="ce5" office:value-type="float" office:value="0.0005863" calcext:value-type="float">
            <text:p>5.86E-04</text:p>
          </table:table-cell>
          <table:table-cell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0004564" calcext:value-type="float">
            <text:p>4.56E-06</text:p>
          </table:table-cell>
          <table:table-cell table:style-name="ce5" office:value-type="float" office:value="0.000033692" calcext:value-type="float">
            <text:p>3.37E-05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000088543" calcext:value-type="float">
            <text:p>8.85E-05</text:p>
          </table:table-cell>
          <table:table-cell table:style-name="ce5" office:value-type="float" office:value="0.000045692" calcext:value-type="float">
            <text:p>4.57E-05</text:p>
          </table:table-cell>
          <table:table-cell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0005644" calcext:value-type="float">
            <text:p>5.64E-06</text:p>
          </table:table-cell>
          <table:table-cell office:value-type="float" office:value="0.006777504" calcext:value-type="float">
            <text:p>0.006777504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table:style-name="ce5" office:value-type="float" office:value="0.000043492" calcext:value-type="float">
            <text:p>4.35E-05</text:p>
          </table:table-cell>
          <table:table-cell table:style-name="ce5" office:value-type="float" office:value="0.00003456744" calcext:value-type="float">
            <text:p>3.46E-05</text:p>
          </table:table-cell>
          <table:table-cell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0002678" calcext:value-type="float">
            <text:p>2.68E-06</text:p>
          </table:table-cell>
          <table:table-cell office:value-type="float" office:value="0.004565124" calcext:value-type="float">
            <text:p>0.004565124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000075644" calcext:value-type="float">
            <text:p>7.56E-05</text:p>
          </table:table-cell>
          <table:table-cell table:style-name="ce5" office:value-type="float" office:value="0.000456589" calcext:value-type="float">
            <text:p>4.57E-04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0067895" calcext:value-type="float">
            <text:p>6.79E-05</text:p>
          </table:table-cell>
          <table:table-cell office:value-type="float" office:value="0.002345666" calcext:value-type="float">
            <text:p>0.002345666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table:style-name="ce5" office:value-type="float" office:value="0.00037589" calcext:value-type="float">
            <text:p>3.76E-04</text:p>
          </table:table-cell>
          <table:table-cell table:style-name="ce5" office:value-type="float" office:value="0.00007063" calcext:value-type="float">
            <text:p>7.06E-05</text:p>
          </table:table-cell>
          <table:table-cell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00066744" calcext:value-type="float">
            <text:p>6.67E-05</text:p>
          </table:table-cell>
          <table:table-cell office:value-type="float" office:value="0.000546565" calcext:value-type="float">
            <text:p>0.000546565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table:style-name="ce5" office:value-type="float" office:value="0.000012363" calcext:value-type="float">
            <text:p>1.24E-05</text:p>
          </table:table-cell>
          <table:table-cell table:style-name="ce5" office:value-type="float" office:value="0.000045492" calcext:value-type="float">
            <text:p>4.55E-05</text:p>
          </table:table-cell>
          <table:table-cell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00001644" calcext:value-type="float">
            <text:p>1.64E-06</text:p>
          </table:table-cell>
          <table:table-cell office:value-type="float" office:value="0.023403424" calcext:value-type="float">
            <text:p>0.023403424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table:style-name="ce5" office:value-type="float" office:value="0.00002347492" calcext:value-type="float">
            <text:p>2.35E-05</text:p>
          </table:table-cell>
          <table:table-cell office:value-type="float" office:value="0.000784653" calcext:value-type="float">
            <text:p>0.000784653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000678944" calcext:value-type="float">
            <text:p>6.79E-05</text:p>
          </table:table-cell>
          <table:table-cell table:style-name="ce5" office:value-type="float" office:value="0.000345689589" calcext:value-type="float">
            <text:p>3.46E-04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table:style-name="ce5" office:value-type="float" office:value="0.000068544" calcext:value-type="float">
            <text:p>6.85E-05</text:p>
          </table:table-cell>
          <table:table-cell office:value-type="float" office:value="0.000567757" calcext:value-type="float">
            <text:p>0.000567757</text:p>
          </table:table-cell>
          <table:table-cell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0.0000898944" calcext:value-type="float">
            <text:p>8.99E-05</text:p>
          </table:table-cell>
          <table:table-cell office:value-type="float" office:value="0.007895666" calcext:value-type="float">
            <text:p>0.007895666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table:style-name="ce5" office:value-type="float" office:value="0.00057689589" calcext:value-type="float">
            <text:p>5.77E-04</text:p>
          </table:table-cell>
          <table:table-cell office:value-type="float" office:value="0.000657824" calcext:value-type="float">
            <text:p>0.000657824</text:p>
          </table:table-cell>
          <table:table-cell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0.000678944" calcext:value-type="float">
            <text:p>6.79E-04</text:p>
          </table:table-cell>
          <table:table-cell table:style-name="ce5" office:value-type="float" office:value="0.00045679567" calcext:value-type="float">
            <text:p>4.57E-04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office:value-type="float" office:value="0.001227752" calcext:value-type="float">
            <text:p>0.001227752</text:p>
          </table:table-cell>
          <table:table-cell office:value-type="float" office:value="0.001345666" calcext:value-type="float">
            <text:p>0.001345666</text:p>
          </table:table-cell>
          <table:table-cell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0.00067844" calcext:value-type="float">
            <text:p>6.78E-04</text:p>
          </table:table-cell>
          <table:table-cell office:value-type="float" office:value="0.007845666" calcext:value-type="float">
            <text:p>0.007845666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table:style-name="ce5" office:value-type="float" office:value="0.000068567" calcext:value-type="float">
            <text:p>6.86E-05</text:p>
          </table:table-cell>
          <table:table-cell office:value-type="float" office:value="0.001456753" calcext:value-type="float">
            <text:p>0.001456753</text:p>
          </table:table-cell>
          <table:table-cell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000079058" calcext:value-type="float">
            <text:p>7.91E-05</text:p>
          </table:table-cell>
          <table:table-cell office:value-type="float" office:value="0.002345666" calcext:value-type="float">
            <text:p>0.002345666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office:value-type="float" office:value="0.001127504" calcext:value-type="float">
            <text:p>0.001127504</text:p>
          </table:table-cell>
          <table:table-cell office:value-type="float" office:value="0.001789504" calcext:value-type="float">
            <text:p>0.001789504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AVLT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 table:number-columns-repeated="8"/>
          <table:table-cell office:value-type="string" calcext:value-type="string">
            <text:p>ST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 office:value-type="string" calcext:value-type="string">
            <text:p>Time/if does not exist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023454" calcext:value-type="float">
            <text:p>2.35E-05</text:p>
          </table:table-cell>
          <table:table-cell table:style-name="ce5" office:value-type="float" office:value="0.000058394" calcext:value-type="float">
            <text:p>5.84E-05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0045344" calcext:value-type="float">
            <text:p>4.53E-05</text:p>
          </table:table-cell>
          <table:table-cell table:style-name="ce5" office:value-type="float" office:value="0.00007653" calcext:value-type="float">
            <text:p>7.65E-05</text:p>
          </table:table-cell>
          <table:table-cell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0454589" calcext:value-type="float">
            <text:p>4.55E-04</text:p>
          </table:table-cell>
          <table:table-cell office:value-type="float" office:value="0.003455856" calcext:value-type="float">
            <text:p>0.003455856</text:p>
          </table:table-cell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000546589" calcext:value-type="float">
            <text:p>5.47E-04</text:p>
          </table:table-cell>
          <table:table-cell table:style-name="ce5" office:value-type="float" office:value="0.000236492" calcext:value-type="float">
            <text:p>2.36E-04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056063" calcext:value-type="float">
            <text:p>5.61E-04</text:p>
          </table:table-cell>
          <table:table-cell office:value-type="float" office:value="0.004569653" calcext:value-type="float">
            <text:p>0.004569653</text:p>
          </table:table-cell>
          <table:table-cell table:number-columns-repeated="9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00007653" calcext:value-type="float">
            <text:p>7.65E-05</text:p>
          </table:table-cell>
          <table:table-cell table:style-name="ce5" office:value-type="float" office:value="0.0001344344" calcext:value-type="float">
            <text:p>1.34E-04</text:p>
          </table:table-cell>
          <table:table-cell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0.000097492" calcext:value-type="float">
            <text:p>9.75E-05</text:p>
          </table:table-cell>
          <table:table-cell office:value-type="float" office:value="0.003689004" calcext:value-type="float">
            <text:p>0.003689004</text:p>
          </table:table-cell>
          <table:table-cell table:number-columns-repeated="9"/>
          <table:table-cell table:style-name="ce2" office:value-type="float" office:value="200000" calcext:value-type="float">
            <text:p>200000</text:p>
          </table:table-cell>
          <table:table-cell table:style-name="ce5" office:value-type="float" office:value="0.000026492" calcext:value-type="float">
            <text:p>2.65E-05</text:p>
          </table:table-cell>
          <table:table-cell table:style-name="ce5" office:value-type="float" office:value="0.000785653" calcext:value-type="float">
            <text:p>7.86E-04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00056644" calcext:value-type="float">
            <text:p>5.66E-05</text:p>
          </table:table-cell>
          <table:table-cell table:style-name="ce5" office:value-type="float" office:value="0.000034394" calcext:value-type="float">
            <text:p>3.44E-05</text:p>
          </table:table-cell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000098344" calcext:value-type="float">
            <text:p>9.83E-05</text:p>
          </table:table-cell>
          <table:table-cell table:style-name="ce5" office:value-type="float" office:value="0.0002334492" calcext:value-type="float">
            <text:p>2.33E-04</text:p>
          </table:table-cell>
          <table:table-cell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000092589" calcext:value-type="float">
            <text:p>9.26E-05</text:p>
          </table:table-cell>
          <table:table-cell office:value-type="float" office:value="0.002345666" calcext:value-type="float">
            <text:p>0.002345666</text:p>
          </table:table-cell>
          <table:table-cell table:number-columns-repeated="9"/>
          <table:table-cell table:style-name="ce2" office:value-type="float" office:value="1000000" calcext:value-type="float">
            <text:p>1000000</text:p>
          </table:table-cell>
          <table:table-cell table:style-name="ce5" office:value-type="float" office:value="0.000855589" calcext:value-type="float">
            <text:p>8.56E-04</text:p>
          </table:table-cell>
          <table:table-cell table:style-name="ce5" office:value-type="float" office:value="0.000678344" calcext:value-type="float">
            <text:p>6.78E-04</text:p>
          </table:table-cell>
          <table:table-cell/>
        </table:table-row>
        <table:table-row table:style-name="ro2">
          <table:table-cell/>
          <table:table-cell office:value-type="float" office:value="1500000" calcext:value-type="float">
            <text:p>1500000</text:p>
          </table:table-cell>
          <table:table-cell table:style-name="Default" office:value-type="float" office:value="0.001893412" calcext:value-type="float">
            <text:p>0.001893412</text:p>
          </table:table-cell>
          <table:table-cell office:value-type="float" office:value="0.000695653" calcext:value-type="float">
            <text:p>0.000695653</text:p>
          </table:table-cell>
          <table:table-cell table:number-columns-repeated="9"/>
          <table:table-cell table:style-name="ce2" office:value-type="float" office:value="1500000" calcext:value-type="float">
            <text:p>1500000</text:p>
          </table:table-cell>
          <table:table-cell table:style-name="ce5" office:value-type="float" office:value="0.00002353" calcext:value-type="float">
            <text:p>2.35E-05</text:p>
          </table:table-cell>
          <table:table-cell table:style-name="ce5" office:value-type="float" office:value="0.00002653" calcext:value-type="float">
            <text:p>2.65E-05</text:p>
          </table:table-cell>
          <table:table-cell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office:value-type="float" office:value="0.00006687492" calcext:value-type="float">
            <text:p>6.69E-05</text:p>
          </table:table-cell>
          <table:table-cell table:style-name="ce5" office:value-type="float" office:value="0.0000564394" calcext:value-type="float">
            <text:p>5.64E-05</text:p>
          </table:table-cell>
          <table:table-cell table:number-columns-repeated="9"/>
          <table:table-cell table:style-name="ce2" office:value-type="float" office:value="3000000" calcext:value-type="float">
            <text:p>3000000</text:p>
          </table:table-cell>
          <table:table-cell table:style-name="ce5" office:value-type="float" office:value="0.0000134492" calcext:value-type="float">
            <text:p>1.34E-05</text:p>
          </table:table-cell>
          <table:table-cell office:value-type="float" office:value="0.023403424" calcext:value-type="float">
            <text:p>0.023403424</text:p>
          </table:table-cell>
          <table:table-cell/>
        </table:table-row>
        <table:table-row table:style-name="ro2">
          <table:table-cell/>
          <table:table-cell office:value-type="float" office:value="5000000" calcext:value-type="float">
            <text:p>5000000</text:p>
          </table:table-cell>
          <table:table-cell office:value-type="float" office:value="0.000098544" calcext:value-type="float">
            <text:p>9.85E-05</text:p>
          </table:table-cell>
          <table:table-cell office:value-type="float" office:value="0.004325423" calcext:value-type="float">
            <text:p>0.004325423</text:p>
          </table:table-cell>
          <table:table-cell table:number-columns-repeated="9"/>
          <table:table-cell table:style-name="ce2" office:value-type="float" office:value="5000000" calcext:value-type="float">
            <text:p>5000000</text:p>
          </table:table-cell>
          <table:table-cell table:style-name="ce5" office:value-type="float" office:value="0.000086344" calcext:value-type="float">
            <text:p>8.63E-05</text:p>
          </table:table-cell>
          <table:table-cell office:value-type="float" office:value="0.004325423" calcext:value-type="float">
            <text:p>0.004325423</text:p>
          </table:table-cell>
          <table:table-cell/>
        </table:table-row>
        <table:table-row table:style-name="ro2">
          <table:table-cell/>
          <table:table-cell office:value-type="float" office:value="6500000" calcext:value-type="float">
            <text:p>6500000</text:p>
          </table:table-cell>
          <table:table-cell office:value-type="float" office:value="0.0006707689589" calcext:value-type="float">
            <text:p>6.71E-04</text:p>
          </table:table-cell>
          <table:table-cell table:style-name="ce5" office:value-type="float" office:value="0.00008234567644" calcext:value-type="float">
            <text:p>8.23E-05</text:p>
          </table:table-cell>
          <table:table-cell table:number-columns-repeated="9"/>
          <table:table-cell table:style-name="ce2" office:value-type="float" office:value="6500000" calcext:value-type="float">
            <text:p>6500000</text:p>
          </table:table-cell>
          <table:table-cell table:style-name="ce5" office:value-type="float" office:value="0.000389589" calcext:value-type="float">
            <text:p>3.90E-04</text:p>
          </table:table-cell>
          <table:table-cell table:style-name="ce5" office:value-type="float" office:value="0.00039234567" calcext:value-type="float">
            <text:p>3.92E-04</text:p>
          </table:table-cell>
          <table:table-cell/>
        </table:table-row>
        <table:table-row table:style-name="ro2">
          <table:table-cell/>
          <table:table-cell office:value-type="float" office:value="8000000" calcext:value-type="float">
            <text:p>8000000</text:p>
          </table:table-cell>
          <table:table-cell office:value-type="float" office:value="0.00004546763" calcext:value-type="float">
            <text:p>4.55E-05</text:p>
          </table:table-cell>
          <table:table-cell office:value-type="float" office:value="0.001893412" calcext:value-type="float">
            <text:p>0.001893412</text:p>
          </table:table-cell>
          <table:table-cell table:number-columns-repeated="9"/>
          <table:table-cell table:style-name="ce2" office:value-type="float" office:value="8000000" calcext:value-type="float">
            <text:p>8000000</text:p>
          </table:table-cell>
          <table:table-cell table:style-name="ce5" office:value-type="float" office:value="0.00002346763" calcext:value-type="float">
            <text:p>2.35E-05</text:p>
          </table:table-cell>
          <table:table-cell office:value-type="float" office:value="0.001234123" calcext:value-type="float">
            <text:p>0.001234123</text:p>
          </table:table-cell>
          <table:table-cell/>
        </table:table-row>
        <table:table-row table:style-name="ro2">
          <table:table-cell/>
          <table:table-cell office:value-type="float" office:value="9000000" calcext:value-type="float">
            <text:p>9000000</text:p>
          </table:table-cell>
          <table:table-cell office:value-type="float" office:value="0.000079567" calcext:value-type="float">
            <text:p>7.96E-05</text:p>
          </table:table-cell>
          <table:table-cell office:value-type="float" office:value="0.001294123" calcext:value-type="float">
            <text:p>0.001294123</text:p>
          </table:table-cell>
          <table:table-cell table:number-columns-repeated="9"/>
          <table:table-cell table:style-name="ce2" office:value-type="float" office:value="9000000" calcext:value-type="float">
            <text:p>9000000</text:p>
          </table:table-cell>
          <table:table-cell office:value-type="float" office:value="0.004545124" calcext:value-type="float">
            <text:p>0.004545124</text:p>
          </table:table-cell>
          <table:table-cell office:value-type="float" office:value="0.001234123" calcext:value-type="float">
            <text:p>0.001234123</text:p>
          </table:table-cell>
          <table:table-cell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Default" office:value-type="float" office:value="0.002453412" calcext:value-type="float">
            <text:p>0.002453412</text:p>
          </table:table-cell>
          <table:table-cell office:value-type="float" office:value="0.022744403" calcext:value-type="float">
            <text:p>0.022744403</text:p>
          </table:table-cell>
          <table:table-cell table:number-columns-repeated="9"/>
          <table:table-cell table:style-name="ce2" office:value-type="float" office:value="10000000" calcext:value-type="float">
            <text:p>10000000</text:p>
          </table:table-cell>
          <table:table-cell office:value-type="float" office:value="0.008945124" calcext:value-type="float">
            <text:p>0.008945124</text:p>
          </table:table-cell>
          <table:table-cell office:value-type="float" office:value="0.027444039" calcext:value-type="float">
            <text:p>0.027444039</text:p>
          </table:table-cell>
          <table:table-cell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14"/>
        </table:table-row>
        <table:table-row table:style-name="ro4">
          <table:table-cell/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3" office:value-type="string" calcext:value-type="string">
            <text:p>FOR DIFFERENT AMOUNTS OF STUDIES</text:p>
          </table:table-cell>
          <table:table-cell table:style-name="ce7"/>
          <table:table-cell table:style-name="Default"/>
          <table:table-cell table:number-columns-repeated="14"/>
        </table:table-row>
        <table:table-row table:style-name="ro6">
          <table:table-cell/>
          <table:table-cell table:style-name="ce7" office:value-type="string" calcext:value-type="string">
            <text:p>SEARCH</text:p>
          </table:table-cell>
          <table:table-cell table:style-name="Default"/>
          <table:table-cell table:number-columns-repeated="1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HT_OA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/>
          <table:table-cell table:number-columns-repeated="8"/>
          <table:table-cell office:value-type="string" calcext:value-type="string">
            <text:p>HT_SC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863246" calcext:value-type="float">
            <text:p>8.63E-04</text:p>
          </table:table-cell>
          <table:table-cell table:style-name="ce5"/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0468132" calcext:value-type="float">
            <text:p>4.68E-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3754792" calcext:value-type="float">
            <text:p>3.75E-03</text:p>
          </table:table-cell>
          <table:table-cell table:style-name="ce5"/>
          <table:table-cell table:number-columns-repeated="9"/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0.004366981" calcext:value-type="float">
            <text:p>4.37E-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2713127" calcext:value-type="float">
            <text:p>2.71E-03</text:p>
          </table:table-cell>
          <table:table-cell table:style-name="ce5"/>
          <table:table-cell table:number-columns-repeated="9"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004318903" calcext:value-type="float">
            <text:p>4.32E-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5389641" calcext:value-type="float">
            <text:p>5.39E-03</text:p>
          </table:table-cell>
          <table:table-cell table:number-columns-repeated="10"/>
          <table:table-cell table:style-name="ce2" office:value-type="float" office:value="20000" calcext:value-type="float">
            <text:p>20000</text:p>
          </table:table-cell>
          <table:table-cell table:style-name="ce5" office:value-type="float" office:value="0.011055619" calcext:value-type="float">
            <text:p>1.11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12180354" calcext:value-type="float">
            <text:p>1.22E-02</text:p>
          </table:table-cell>
          <table:table-cell table:number-columns-repeated="10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011633249" calcext:value-type="float">
            <text:p>1.16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18086268" calcext:value-type="float">
            <text:p>1.81E-02</text:p>
          </table:table-cell>
          <table:table-cell table:number-columns-repeated="10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018680031" calcext:value-type="float">
            <text:p>1.87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3061199" calcext:value-type="float">
            <text:p>3.06E-02</text:p>
          </table:table-cell>
          <table:table-cell table:number-columns-repeated="10"/>
          <table:table-cell table:style-name="ce2" office:value-type="float" office:value="150000" calcext:value-type="float">
            <text:p>150000</text:p>
          </table:table-cell>
          <table:table-cell table:style-name="ce5" office:value-type="float" office:value="0.031347225" calcext:value-type="float">
            <text:p>3.13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99038104" calcext:value-type="float">
            <text:p>9.90E-02</text:p>
          </table:table-cell>
          <table:table-cell table:number-columns-repeated="10"/>
          <table:table-cell table:style-name="ce2" office:value-type="float" office:value="300000" calcext:value-type="float">
            <text:p>300000</text:p>
          </table:table-cell>
          <table:table-cell table:style-name="ce5" office:value-type="float" office:value="0.053224305" calcext:value-type="float">
            <text:p>5.32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.108229847" calcext:value-type="float">
            <text:p>1.11E+00</text:p>
          </table:table-cell>
          <table:table-cell table:style-name="ce5"/>
          <table:table-cell table:number-columns-repeated="9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084741053" calcext:value-type="float">
            <text:p>8.47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4.194997026" calcext:value-type="float">
            <text:p>4.19E+00</text:p>
          </table:table-cell>
          <table:table-cell table:number-columns-repeated="10"/>
          <table:table-cell table:style-name="ce2" office:value-type="float" office:value="650000" calcext:value-type="float">
            <text:p>650000</text:p>
          </table:table-cell>
          <table:table-cell table:style-name="ce5" office:value-type="float" office:value="0.10518442" calcext:value-type="float">
            <text:p>1.05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11.474420746" calcext:value-type="float">
            <text:p>1.15E+01</text:p>
          </table:table-cell>
          <table:table-cell table:style-name="ce5"/>
          <table:table-cell table:number-columns-repeated="9"/>
          <table:table-cell table:style-name="ce2" office:value-type="float" office:value="800000" calcext:value-type="float">
            <text:p>800000</text:p>
          </table:table-cell>
          <table:table-cell table:style-name="ce5" office:value-type="float" office:value="0.125803327" calcext:value-type="float">
            <text:p>1.26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20.286088604" calcext:value-type="float">
            <text:p>2.03E+01</text:p>
          </table:table-cell>
          <table:table-cell table:number-columns-repeated="10"/>
          <table:table-cell table:style-name="ce2" office:value-type="float" office:value="900000" calcext:value-type="float">
            <text:p>900000</text:p>
          </table:table-cell>
          <table:table-cell table:style-name="ce5" office:value-type="float" office:value="0.144897912" calcext:value-type="float">
            <text:p>1.45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33.556341217" calcext:value-type="float">
            <text:p>3.36E+01</text:p>
          </table:table-cell>
          <table:table-cell table:number-columns-repeated="10"/>
          <table:table-cell table:style-name="ce2" office:value-type="float" office:value="1000000" calcext:value-type="float">
            <text:p>1000000</text:p>
          </table:table-cell>
          <table:table-cell table:style-name="ce5" office:value-type="float" office:value="0.17210472" calcext:value-type="float">
            <text:p>1.72E-01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AVLT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/>
          <table:table-cell table:number-columns-repeated="8"/>
          <table:table-cell office:value-type="string" calcext:value-type="string">
            <text:p>ST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2014099" calcext:value-type="float">
            <text:p>2.01E-03</text:p>
          </table:table-cell>
          <table:table-cell table:style-name="ce5"/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6030824" calcext:value-type="float">
            <text:p>6.03E-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3580966" calcext:value-type="float">
            <text:p>3.58E-03</text:p>
          </table:table-cell>
          <table:table-cell table:number-columns-repeated="10"/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0.02334663" calcext:value-type="float">
            <text:p>2.33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10097306" calcext:value-type="float">
            <text:p>1.01E-02</text:p>
          </table:table-cell>
          <table:table-cell table:number-columns-repeated="10"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024048975" calcext:value-type="float">
            <text:p>2.40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12919354" calcext:value-type="float">
            <text:p>1.29E-02</text:p>
          </table:table-cell>
          <table:table-cell table:number-columns-repeated="10"/>
          <table:table-cell table:style-name="ce2" office:value-type="float" office:value="20000" calcext:value-type="float">
            <text:p>20000</text:p>
          </table:table-cell>
          <table:table-cell table:style-name="ce5" office:value-type="float" office:value="0.047264903" calcext:value-type="float">
            <text:p>4.73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32730491" calcext:value-type="float">
            <text:p>3.27E-02</text:p>
          </table:table-cell>
          <table:table-cell table:style-name="ce5"/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108337477" calcext:value-type="float">
            <text:p>1.08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78305255" calcext:value-type="float">
            <text:p>7.83E-02</text:p>
          </table:table-cell>
          <table:table-cell table:number-columns-repeated="10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175053319" calcext:value-type="float">
            <text:p>1.75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table:style-name="Default" office:value-type="float" office:value="0.105837399" calcext:value-type="float">
            <text:p>0.105837399</text:p>
          </table:table-cell>
          <table:table-cell table:number-columns-repeated="10"/>
          <table:table-cell table:style-name="ce2" office:value-type="float" office:value="150000" calcext:value-type="float">
            <text:p>150000</text:p>
          </table:table-cell>
          <table:table-cell office:value-type="float" office:value="0.206311409" calcext:value-type="float">
            <text:p>0.2063114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242429274" calcext:value-type="float">
            <text:p>2.42E-01</text:p>
          </table:table-cell>
          <table:table-cell table:style-name="ce5"/>
          <table:table-cell table:number-columns-repeated="9"/>
          <table:table-cell table:style-name="ce2" office:value-type="float" office:value="300000" calcext:value-type="float">
            <text:p>300000</text:p>
          </table:table-cell>
          <table:table-cell table:style-name="ce5" office:value-type="float" office:value="0.546546173" calcext:value-type="float">
            <text:p>5.47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432386387" calcext:value-type="float">
            <text:p>4.32E-01</text:p>
          </table:table-cell>
          <table:table-cell table:number-columns-repeated="10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0.867822882" calcext:value-type="float">
            <text:p>8.68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0.594090977" calcext:value-type="float">
            <text:p>5.94E-01</text:p>
          </table:table-cell>
          <table:table-cell table:style-name="ce5"/>
          <table:table-cell table:number-columns-repeated="9"/>
          <table:table-cell table:style-name="ce2" office:value-type="float" office:value="650000" calcext:value-type="float">
            <text:p>650000</text:p>
          </table:table-cell>
          <table:table-cell table:style-name="ce5" office:value-type="float" office:value="1.016632799" calcext:value-type="float">
            <text:p>1.02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0.753580469" calcext:value-type="float">
            <text:p>7.54E-01</text:p>
          </table:table-cell>
          <table:table-cell table:number-columns-repeated="10"/>
          <table:table-cell table:style-name="ce2" office:value-type="float" office:value="800000" calcext:value-type="float">
            <text:p>800000</text:p>
          </table:table-cell>
          <table:table-cell table:style-name="ce5" office:value-type="float" office:value="1.231950944" calcext:value-type="float">
            <text:p>1.23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0.872282371" calcext:value-type="float">
            <text:p>8.72E-01</text:p>
          </table:table-cell>
          <table:table-cell table:number-columns-repeated="10"/>
          <table:table-cell table:style-name="ce2" office:value-type="float" office:value="900000" calcext:value-type="float">
            <text:p>900000</text:p>
          </table:table-cell>
          <table:table-cell table:style-name="ce5" office:value-type="float" office:value="1.32967723" calcext:value-type="float">
            <text:p>1.33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0.98382574" calcext:value-type="float">
            <text:p>0.98382574</text:p>
          </table:table-cell>
          <table:table-cell table:number-columns-repeated="10"/>
          <table:table-cell table:style-name="ce2" office:value-type="float" office:value="1000000" calcext:value-type="float">
            <text:p>1000000</text:p>
          </table:table-cell>
          <table:table-cell office:value-type="float" office:value="1.52616359" calcext:value-type="float">
            <text:p>1.52616359</text:p>
          </table:table-cell>
          <table:table-cell table:number-columns-repeated="2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14"/>
        </table:table-row>
        <table:table-row table:style-name="ro7">
          <table:table-cell/>
          <table:table-cell table:style-name="ce7" office:value-type="string" calcext:value-type="string">
            <text:p>DELETE</text:p>
          </table:table-cell>
          <table:table-cell table:style-name="Default"/>
          <table:table-cell table:number-columns-repeated="1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HT_OA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/>
          <table:table-cell table:number-columns-repeated="8"/>
          <table:table-cell office:value-type="string" calcext:value-type="string">
            <text:p>HT_SC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office:value-type="string" calcext:value-type="string">
            <text:p>//1_000_000 inserted elem.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777449" calcext:value-type="float">
            <text:p>7.77E-04</text:p>
          </table:table-cell>
          <table:table-cell table:number-columns-repeated="10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313589228" calcext:value-type="float">
            <text:p>3.14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1411328" calcext:value-type="float">
            <text:p>1.41E-03</text:p>
          </table:table-cell>
          <table:table-cell table:style-name="ce5"/>
          <table:table-cell table:number-columns-repeated="9"/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1.56555121" calcext:value-type="float">
            <text:p>1.57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1879419" calcext:value-type="float">
            <text:p>1.88E-03</text:p>
          </table:table-cell>
          <table:table-cell table:style-name="ce5"/>
          <table:table-cell table:number-columns-repeated="9"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3.072789752" calcext:value-type="float">
            <text:p>3.07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2561069" calcext:value-type="float">
            <text:p>2.56E-03</text:p>
          </table:table-cell>
          <table:table-cell table:number-columns-repeated="10"/>
          <table:table-cell table:style-name="ce2" office:value-type="float" office:value="15000" calcext:value-type="float">
            <text:p>15000</text:p>
          </table:table-cell>
          <table:table-cell table:style-name="ce5" office:value-type="float" office:value="4.582407959" calcext:value-type="float">
            <text:p>4.58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6512855" calcext:value-type="float">
            <text:p>6.51E-03</text:p>
          </table:table-cell>
          <table:table-cell table:number-columns-repeated="10"/>
          <table:table-cell table:style-name="ce2" office:value-type="float" office:value="20000" calcext:value-type="float">
            <text:p>20000</text:p>
          </table:table-cell>
          <table:table-cell table:style-name="ce5" office:value-type="float" office:value="6.095834277" calcext:value-type="float">
            <text:p>6.10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9152711" calcext:value-type="float">
            <text:p>9.15E-03</text:p>
          </table:table-cell>
          <table:table-cell table:number-columns-repeated="10"/>
          <table:table-cell table:style-name="ce2" office:value-type="float" office:value="30000" calcext:value-type="float">
            <text:p>30000</text:p>
          </table:table-cell>
          <table:table-cell table:style-name="ce5" office:value-type="float" office:value="9.138324142" calcext:value-type="float">
            <text:p>9.14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28633139" calcext:value-type="float">
            <text:p>2.86E-02</text:p>
          </table:table-cell>
          <table:table-cell table:number-columns-repeated="10"/>
          <table:table-cell table:style-name="ce2" office:value-type="float" office:value="45000" calcext:value-type="float">
            <text:p>45000</text:p>
          </table:table-cell>
          <table:table-cell table:style-name="ce5" office:value-type="float" office:value="9.501718214" calcext:value-type="float">
            <text:p>9.50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38514684" calcext:value-type="float">
            <text:p>3.85E-02</text:p>
          </table:table-cell>
          <table:table-cell table:number-columns-repeated="10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13.759173335" calcext:value-type="float">
            <text:p>1.38E+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52264529" calcext:value-type="float">
            <text:p>5.23E-02</text:p>
          </table:table-cell>
          <table:table-cell table:style-name="ce5"/>
          <table:table-cell table:number-columns-repeated="9"/>
          <table:table-cell table:style-name="ce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0.092264529" calcext:value-type="float">
            <text:p>9.23E-02</text:p>
          </table:table-cell>
          <table:table-cell table:number-columns-repeated="10"/>
          <table:table-cell table:style-name="ce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0.116448311" calcext:value-type="float">
            <text:p>1.16E-01</text:p>
          </table:table-cell>
          <table:table-cell table:style-name="ce5"/>
          <table:table-cell table:number-columns-repeated="9"/>
          <table:table-cell table:style-name="ce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0.12185825" calcext:value-type="float">
            <text:p>1.22E-01</text:p>
          </table:table-cell>
          <table:table-cell table:number-columns-repeated="10"/>
          <table:table-cell table:style-name="ce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1422172" calcext:value-type="float">
            <text:p>1.42E-01</text:p>
          </table:table-cell>
          <table:table-cell table:number-columns-repeated="10"/>
          <table:table-cell table:style-name="ce2"/>
          <table:table-cell table:style-name="ce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AVLT</text:p>
          </table:table-cell>
          <table:table-cell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style-name="ce2"/>
          <table:table-cell table:number-columns-repeated="8"/>
          <table:table-cell office:value-type="string" calcext:value-type="string">
            <text:p>ST</text:p>
          </table:table-cell>
          <table:table-cell table:style-name="ce2" office:value-type="string" calcext:value-type="string">
            <text:p>Count Of Inserted elem.</text:p>
          </table:table-cell>
          <table:table-cell table:style-name="ce2" office:value-type="string" calcext:value-type="string">
            <text:p>Time/if exis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8125862" calcext:value-type="float">
            <text:p>8.13E-03</text:p>
          </table:table-cell>
          <table:table-cell table:style-name="ce5"/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00781243" calcext:value-type="float">
            <text:p>7.81E-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21355817" calcext:value-type="float">
            <text:p>2.14E-02</text:p>
          </table:table-cell>
          <table:table-cell table:number-columns-repeated="10"/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0.022192923" calcext:value-type="float">
            <text:p>2.22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25257432" calcext:value-type="float">
            <text:p>2.53E-02</text:p>
          </table:table-cell>
          <table:table-cell table:number-columns-repeated="10"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037135134" calcext:value-type="float">
            <text:p>3.71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47168161" calcext:value-type="float">
            <text:p>4.72E-02</text:p>
          </table:table-cell>
          <table:table-cell table:number-columns-repeated="10"/>
          <table:table-cell table:style-name="ce2" office:value-type="float" office:value="20000" calcext:value-type="float">
            <text:p>20000</text:p>
          </table:table-cell>
          <table:table-cell table:style-name="ce5" office:value-type="float" office:value="0.061768431" calcext:value-type="float">
            <text:p>6.18E-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110934103" calcext:value-type="float">
            <text:p>1.11E-01</text:p>
          </table:table-cell>
          <table:table-cell table:style-name="ce5"/>
          <table:table-cell table:number-columns-repeated="9"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165358475" calcext:value-type="float">
            <text:p>1.65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212439143" calcext:value-type="float">
            <text:p>2.12E-01</text:p>
          </table:table-cell>
          <table:table-cell table:number-columns-repeated="10"/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0.308891094" calcext:value-type="float">
            <text:p>3.09E-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table:style-name="Default" office:value-type="float" office:value="0.342763076" calcext:value-type="float">
            <text:p>0.342763076</text:p>
          </table:table-cell>
          <table:table-cell table:number-columns-repeated="10"/>
          <table:table-cell table:style-name="ce2" office:value-type="float" office:value="150000" calcext:value-type="float">
            <text:p>150000</text:p>
          </table:table-cell>
          <table:table-cell office:value-type="float" office:value="0.447426761" calcext:value-type="float">
            <text:p>0.4474267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637788281" calcext:value-type="float">
            <text:p>6.38E-01</text:p>
          </table:table-cell>
          <table:table-cell table:style-name="ce5"/>
          <table:table-cell table:number-columns-repeated="9"/>
          <table:table-cell table:style-name="ce2" office:value-type="float" office:value="300000" calcext:value-type="float">
            <text:p>300000</text:p>
          </table:table-cell>
          <table:table-cell table:style-name="ce5" office:value-type="float" office:value="1.040616982" calcext:value-type="float">
            <text:p>1.04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.133023763" calcext:value-type="float">
            <text:p>1.13E+00</text:p>
          </table:table-cell>
          <table:table-cell table:number-columns-repeated="10"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1.742865119" calcext:value-type="float">
            <text:p>1.74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1.413435646" calcext:value-type="float">
            <text:p>1.41E+00</text:p>
          </table:table-cell>
          <table:table-cell table:style-name="ce5"/>
          <table:table-cell table:number-columns-repeated="9"/>
          <table:table-cell table:style-name="ce2" office:value-type="float" office:value="650000" calcext:value-type="float">
            <text:p>650000</text:p>
          </table:table-cell>
          <table:table-cell table:style-name="ce5" office:value-type="float" office:value="2.159918858" calcext:value-type="float">
            <text:p>2.16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1.720704596" calcext:value-type="float">
            <text:p>1.72E+00</text:p>
          </table:table-cell>
          <table:table-cell table:number-columns-repeated="10"/>
          <table:table-cell table:style-name="ce2" office:value-type="float" office:value="800000" calcext:value-type="float">
            <text:p>800000</text:p>
          </table:table-cell>
          <table:table-cell table:style-name="ce5" office:value-type="float" office:value="2.616988926" calcext:value-type="float">
            <text:p>2.62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1.976194728" calcext:value-type="float">
            <text:p>1.98E+00</text:p>
          </table:table-cell>
          <table:table-cell table:number-columns-repeated="10"/>
          <table:table-cell table:style-name="ce2" office:value-type="float" office:value="900000" calcext:value-type="float">
            <text:p>900000</text:p>
          </table:table-cell>
          <table:table-cell table:style-name="ce5" office:value-type="float" office:value="2.872586628" calcext:value-type="float">
            <text:p>2.87E+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2.202435452" calcext:value-type="float">
            <text:p>2.202435452</text:p>
          </table:table-cell>
          <table:table-cell table:number-columns-repeated="10"/>
          <table:table-cell table:style-name="ce2" office:value-type="float" office:value="1000000" calcext:value-type="float">
            <text:p>1000000</text:p>
          </table:table-cell>
          <table:table-cell office:value-type="float" office:value="3.181779811" calcext:value-type="float">
            <text:p>3.181779811</text:p>
          </table:table-cell>
          <table:table-cell table:number-columns-repeated="2"/>
        </table:table-row>
        <table:table-row table:style-name="ro2" table:number-rows-repeated="11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 Of Inserted elem.</text:p>
          </table:table-cell>
          <table:table-cell table:style-name="Default" office:value-type="string" calcext:value-type="string">
            <text:p>HT_OA</text:p>
          </table:table-cell>
          <table:table-cell office:value-type="string" calcext:value-type="string">
            <text:p>AVL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T_SC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777449" calcext:value-type="float">
            <text:p>7.77E-04</text:p>
          </table:table-cell>
          <table:table-cell table:style-name="ce5" office:value-type="float" office:value="0.008125862" calcext:value-type="float">
            <text:p>8.13E-03</text:p>
          </table:table-cell>
          <table:table-cell table:style-name="ce5" office:value-type="float" office:value="0.00781243" calcext:value-type="float">
            <text:p>7.81E-03</text:p>
          </table:table-cell>
          <table:table-cell table:style-name="ce5" office:value-type="float" office:value="0.313589228" calcext:value-type="float">
            <text:p>3.14E-0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1411328" calcext:value-type="float">
            <text:p>1.41E-03</text:p>
          </table:table-cell>
          <table:table-cell table:style-name="ce5" office:value-type="float" office:value="0.021355817" calcext:value-type="float">
            <text:p>2.14E-02</text:p>
          </table:table-cell>
          <table:table-cell table:style-name="ce5" office:value-type="float" office:value="0.022192923" calcext:value-type="float">
            <text:p>2.22E-02</text:p>
          </table:table-cell>
          <table:table-cell table:style-name="ce5" office:value-type="float" office:value="1.56555121" calcext:value-type="float">
            <text:p>1.57E+0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1879419" calcext:value-type="float">
            <text:p>1.88E-03</text:p>
          </table:table-cell>
          <table:table-cell table:style-name="ce5" office:value-type="float" office:value="0.025257432" calcext:value-type="float">
            <text:p>2.53E-02</text:p>
          </table:table-cell>
          <table:table-cell table:style-name="ce5" office:value-type="float" office:value="0.037135134" calcext:value-type="float">
            <text:p>3.71E-02</text:p>
          </table:table-cell>
          <table:table-cell table:style-name="ce5" office:value-type="float" office:value="3.072789752" calcext:value-type="float">
            <text:p>3.07E+0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2561069" calcext:value-type="float">
            <text:p>2.56E-03</text:p>
          </table:table-cell>
          <table:table-cell table:style-name="ce5" office:value-type="float" office:value="0.047168161" calcext:value-type="float">
            <text:p>4.72E-02</text:p>
          </table:table-cell>
          <table:table-cell table:style-name="ce5" office:value-type="float" office:value="0.061768431" calcext:value-type="float">
            <text:p>6.18E-02</text:p>
          </table:table-cell>
          <table:table-cell table:style-name="ce5" office:value-type="float" office:value="6.095834277" calcext:value-type="float">
            <text:p>6.10E+00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06512855" calcext:value-type="float">
            <text:p>6.51E-03</text:p>
          </table:table-cell>
          <table:table-cell table:style-name="ce5" office:value-type="float" office:value="0.110934103" calcext:value-type="float">
            <text:p>1.11E-01</text:p>
          </table:table-cell>
          <table:table-cell table:style-name="ce5" office:value-type="float" office:value="0.165358475" calcext:value-type="float">
            <text:p>1.65E-01</text:p>
          </table:table-cell>
          <table:table-cell table:style-name="ce5" office:value-type="float" office:value="13.759173335" calcext:value-type="float">
            <text:p>1.38E+0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09152711" calcext:value-type="float">
            <text:p>9.15E-03</text:p>
          </table:table-cell>
          <table:table-cell table:style-name="ce5" office:value-type="float" office:value="0.212439143" calcext:value-type="float">
            <text:p>2.12E-01</text:p>
          </table:table-cell>
          <table:table-cell table:style-name="ce5" office:value-type="float" office:value="0.308891094" calcext:value-type="float">
            <text:p>3.09E-01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28633139" calcext:value-type="float">
            <text:p>2.86E-02</text:p>
          </table:table-cell>
          <table:table-cell office:value-type="float" office:value="0.342763076" calcext:value-type="float">
            <text:p>0.342763076</text:p>
          </table:table-cell>
          <table:table-cell office:value-type="float" office:value="0.447426761" calcext:value-type="float">
            <text:p>0.447426761</text:p>
          </table:table-cell>
          <table:table-cell table:number-columns-repeated="12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38514684" calcext:value-type="float">
            <text:p>3.85E-02</text:p>
          </table:table-cell>
          <table:table-cell table:style-name="ce5" office:value-type="float" office:value="0.637788281" calcext:value-type="float">
            <text:p>6.38E-01</text:p>
          </table:table-cell>
          <table:table-cell table:style-name="ce5" office:value-type="float" office:value="1.040616982" calcext:value-type="float">
            <text:p>1.04E+0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0.052264529" calcext:value-type="float">
            <text:p>5.23E-02</text:p>
          </table:table-cell>
          <table:table-cell table:style-name="ce5" office:value-type="float" office:value="1.133023763" calcext:value-type="float">
            <text:p>1.13E+00</text:p>
          </table:table-cell>
          <table:table-cell table:style-name="ce5" office:value-type="float" office:value="1.742865119" calcext:value-type="float">
            <text:p>1.74E+0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0.092264529" calcext:value-type="float">
            <text:p>9.23E-02</text:p>
          </table:table-cell>
          <table:table-cell table:style-name="ce5" office:value-type="float" office:value="1.413435646" calcext:value-type="float">
            <text:p>1.41E+00</text:p>
          </table:table-cell>
          <table:table-cell table:style-name="ce5" office:value-type="float" office:value="2.159918858" calcext:value-type="float">
            <text:p>2.16E+0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0.116448311" calcext:value-type="float">
            <text:p>1.16E-01</text:p>
          </table:table-cell>
          <table:table-cell table:style-name="ce5" office:value-type="float" office:value="1.720704596" calcext:value-type="float">
            <text:p>1.72E+00</text:p>
          </table:table-cell>
          <table:table-cell table:style-name="ce5" office:value-type="float" office:value="2.616988926" calcext:value-type="float">
            <text:p>2.62E+0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0.12185825" calcext:value-type="float">
            <text:p>1.22E-01</text:p>
          </table:table-cell>
          <table:table-cell table:style-name="ce5" office:value-type="float" office:value="1.976194728" calcext:value-type="float">
            <text:p>1.98E+00</text:p>
          </table:table-cell>
          <table:table-cell table:style-name="ce5" office:value-type="float" office:value="2.872586628" calcext:value-type="float">
            <text:p>2.87E+0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0.1422172" calcext:value-type="float">
            <text:p>1.42E-01</text:p>
          </table:table-cell>
          <table:table-cell office:value-type="float" office:value="2.202435452" calcext:value-type="float">
            <text:p>2.202435452</text:p>
          </table:table-cell>
          <table:table-cell office:value-type="float" office:value="3.181779811" calcext:value-type="float">
            <text:p>3.181779811</text:p>
          </table:table-cell>
          <table:table-cell table:number-columns-repeated="12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 Of Inserted elem.</text:p>
          </table:table-cell>
          <table:table-cell table:style-name="Default" office:value-type="string" calcext:value-type="string">
            <text:p>HT_OA</text:p>
          </table:table-cell>
          <table:table-cell office:value-type="string" calcext:value-type="string">
            <text:p>AVL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T_SC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000863246" calcext:value-type="float">
            <text:p>8.63E-04</text:p>
          </table:table-cell>
          <table:table-cell table:style-name="ce5" office:value-type="float" office:value="0.002014099" calcext:value-type="float">
            <text:p>2.01E-03</text:p>
          </table:table-cell>
          <table:table-cell table:style-name="ce5" office:value-type="float" office:value="0.006030824" calcext:value-type="float">
            <text:p>6.03E-03</text:p>
          </table:table-cell>
          <table:table-cell table:style-name="ce5" office:value-type="float" office:value="0.000468132" calcext:value-type="float">
            <text:p>4.68E-0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03754792" calcext:value-type="float">
            <text:p>3.75E-03</text:p>
          </table:table-cell>
          <table:table-cell table:style-name="ce5" office:value-type="float" office:value="0.003580966" calcext:value-type="float">
            <text:p>3.58E-03</text:p>
          </table:table-cell>
          <table:table-cell table:style-name="ce5" office:value-type="float" office:value="0.02334663" calcext:value-type="float">
            <text:p>2.33E-02</text:p>
          </table:table-cell>
          <table:table-cell table:style-name="ce5" office:value-type="float" office:value="0.004366981" calcext:value-type="float">
            <text:p>4.37E-0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02713127" calcext:value-type="float">
            <text:p>2.71E-03</text:p>
          </table:table-cell>
          <table:table-cell table:style-name="ce5" office:value-type="float" office:value="0.010097306" calcext:value-type="float">
            <text:p>1.01E-02</text:p>
          </table:table-cell>
          <table:table-cell table:style-name="ce5" office:value-type="float" office:value="0.024048975" calcext:value-type="float">
            <text:p>2.40E-02</text:p>
          </table:table-cell>
          <table:table-cell table:style-name="ce5" office:value-type="float" office:value="0.004318903" calcext:value-type="float">
            <text:p>4.32E-0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005389641" calcext:value-type="float">
            <text:p>5.39E-03</text:p>
          </table:table-cell>
          <table:table-cell table:style-name="ce5" office:value-type="float" office:value="0.012919354" calcext:value-type="float">
            <text:p>1.29E-02</text:p>
          </table:table-cell>
          <table:table-cell table:style-name="ce5" office:value-type="float" office:value="0.047264903" calcext:value-type="float">
            <text:p>4.73E-02</text:p>
          </table:table-cell>
          <table:table-cell table:style-name="ce5" office:value-type="float" office:value="0.011055619" calcext:value-type="float">
            <text:p>1.11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012180354" calcext:value-type="float">
            <text:p>1.22E-02</text:p>
          </table:table-cell>
          <table:table-cell table:style-name="ce5" office:value-type="float" office:value="0.032730491" calcext:value-type="float">
            <text:p>3.27E-02</text:p>
          </table:table-cell>
          <table:table-cell table:style-name="ce5" office:value-type="float" office:value="0.108337477" calcext:value-type="float">
            <text:p>1.08E-01</text:p>
          </table:table-cell>
          <table:table-cell table:style-name="ce5" office:value-type="float" office:value="0.011633249" calcext:value-type="float">
            <text:p>1.16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0.018086268" calcext:value-type="float">
            <text:p>1.81E-02</text:p>
          </table:table-cell>
          <table:table-cell table:style-name="ce5" office:value-type="float" office:value="0.078305255" calcext:value-type="float">
            <text:p>7.83E-02</text:p>
          </table:table-cell>
          <table:table-cell table:style-name="ce5" office:value-type="float" office:value="0.175053319" calcext:value-type="float">
            <text:p>1.75E-01</text:p>
          </table:table-cell>
          <table:table-cell table:style-name="ce5" office:value-type="float" office:value="0.018680031" calcext:value-type="float">
            <text:p>1.87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office:value-type="float" office:value="0.03061199" calcext:value-type="float">
            <text:p>3.06E-02</text:p>
          </table:table-cell>
          <table:table-cell office:value-type="float" office:value="0.105837399" calcext:value-type="float">
            <text:p>0.105837399</text:p>
          </table:table-cell>
          <table:table-cell office:value-type="float" office:value="0.206311409" calcext:value-type="float">
            <text:p>0.206311409</text:p>
          </table:table-cell>
          <table:table-cell table:style-name="ce5" office:value-type="float" office:value="0.031347225" calcext:value-type="float">
            <text:p>3.13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office:value-type="float" office:value="0.099038104" calcext:value-type="float">
            <text:p>9.90E-02</text:p>
          </table:table-cell>
          <table:table-cell table:style-name="ce5" office:value-type="float" office:value="0.242429274" calcext:value-type="float">
            <text:p>2.42E-01</text:p>
          </table:table-cell>
          <table:table-cell table:style-name="ce5" office:value-type="float" office:value="0.546546173" calcext:value-type="float">
            <text:p>5.47E-01</text:p>
          </table:table-cell>
          <table:table-cell table:style-name="ce5" office:value-type="float" office:value="0.053224305" calcext:value-type="float">
            <text:p>5.32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.108229847" calcext:value-type="float">
            <text:p>1.11E+00</text:p>
          </table:table-cell>
          <table:table-cell table:style-name="ce5" office:value-type="float" office:value="0.432386387" calcext:value-type="float">
            <text:p>4.32E-01</text:p>
          </table:table-cell>
          <table:table-cell table:style-name="ce5" office:value-type="float" office:value="0.867822882" calcext:value-type="float">
            <text:p>8.68E-01</text:p>
          </table:table-cell>
          <table:table-cell table:style-name="ce5" office:value-type="float" office:value="0.084741053" calcext:value-type="float">
            <text:p>8.47E-02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office:value-type="float" office:value="4.194997026" calcext:value-type="float">
            <text:p>4.19E+00</text:p>
          </table:table-cell>
          <table:table-cell table:style-name="ce5" office:value-type="float" office:value="0.594090977" calcext:value-type="float">
            <text:p>5.94E-01</text:p>
          </table:table-cell>
          <table:table-cell table:style-name="ce5" office:value-type="float" office:value="1.016632799" calcext:value-type="float">
            <text:p>1.02E+00</text:p>
          </table:table-cell>
          <table:table-cell table:style-name="ce5" office:value-type="float" office:value="0.10518442" calcext:value-type="float">
            <text:p>1.05E-0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office:value-type="float" office:value="11.474420746" calcext:value-type="float">
            <text:p>1.15E+01</text:p>
          </table:table-cell>
          <table:table-cell table:style-name="ce5" office:value-type="float" office:value="0.753580469" calcext:value-type="float">
            <text:p>7.54E-01</text:p>
          </table:table-cell>
          <table:table-cell table:style-name="ce5" office:value-type="float" office:value="1.231950944" calcext:value-type="float">
            <text:p>1.23E+00</text:p>
          </table:table-cell>
          <table:table-cell table:style-name="ce5" office:value-type="float" office:value="0.125803327" calcext:value-type="float">
            <text:p>1.26E-0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office:value-type="float" office:value="20.286088604" calcext:value-type="float">
            <text:p>2.03E+01</text:p>
          </table:table-cell>
          <table:table-cell table:style-name="ce5" office:value-type="float" office:value="0.872282371" calcext:value-type="float">
            <text:p>8.72E-01</text:p>
          </table:table-cell>
          <table:table-cell table:style-name="ce5" office:value-type="float" office:value="1.32967723" calcext:value-type="float">
            <text:p>1.33E+00</text:p>
          </table:table-cell>
          <table:table-cell table:style-name="ce5" office:value-type="float" office:value="0.144897912" calcext:value-type="float">
            <text:p>1.45E-0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33.556341217" calcext:value-type="float">
            <text:p>3.36E+01</text:p>
          </table:table-cell>
          <table:table-cell office:value-type="float" office:value="0.98382574" calcext:value-type="float">
            <text:p>0.98382574</text:p>
          </table:table-cell>
          <table:table-cell office:value-type="float" office:value="1.52616359" calcext:value-type="float">
            <text:p>1.52616359</text:p>
          </table:table-cell>
          <table:table-cell table:style-name="ce5" office:value-type="float" office:value="0.17210472" calcext:value-type="float">
            <text:p>1.72E-01</text:p>
          </table:table-cell>
          <table:table-cell table:number-columns-repeated="11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 Of Insertions</text:p>
          </table:table-cell>
          <table:table-cell table:style-name="Default" office:value-type="string" calcext:value-type="string">
            <text:p>HT_OA</text:p>
          </table:table-cell>
          <table:table-cell office:value-type="string" calcext:value-type="string">
            <text:p>AVL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T_SC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534108" calcext:value-type="float">
            <text:p>0.003534108</text:p>
          </table:table-cell>
          <table:table-cell office:value-type="float" office:value="0.643" calcext:value-type="float">
            <text:p>0.643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style-name="ce2" office:value-type="float" office:value="0.054" calcext:value-type="float">
            <text:p>0.05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8817741" calcext:value-type="float">
            <text:p>0.038817741</text:p>
          </table:table-cell>
          <table:table-cell office:value-type="float" office:value="1.118" calcext:value-type="float">
            <text:p>1.118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0.128" calcext:value-type="float">
            <text:p>0.1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388234" calcext:value-type="float">
            <text:p>0.069388234</text:p>
          </table:table-cell>
          <table:table-cell office:value-type="float" office:value="1.254" calcext:value-type="float">
            <text:p>1.254</text:p>
          </table:table-cell>
          <table:table-cell table:number-columns-repeated="11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style-name="ce2" office:value-type="float" office:value="0.427" calcext:value-type="float">
            <text:p>0.42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3270772" calcext:value-type="float">
            <text:p>0.153270772</text:p>
          </table:table-cell>
          <table:table-cell office:value-type="float" office:value="1.697" calcext:value-type="float">
            <text:p>1.69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style-name="ce2" office:value-type="float" office:value="2.095" calcext:value-type="float">
            <text:p>2.09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56734899" calcext:value-type="float">
            <text:p>0.456734899</text:p>
          </table:table-cell>
          <table:table-cell office:value-type="float" office:value="1.849" calcext:value-type="float">
            <text:p>1.84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.314" calcext:value-type="float">
            <text:p>9.314</text:p>
          </table:table-cell>
          <table:table-cell office:value-type="float" office:value="1.002" calcext:value-type="float">
            <text:p>1.002</text:p>
          </table:table-cell>
          <table:table-cell office:value-type="float" office:value="1.1592163" calcext:value-type="float">
            <text:p>1.1592163</text:p>
          </table:table-cell>
          <table:table-cell office:value-type="float" office:value="2.251" calcext:value-type="float">
            <text:p>2.25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500000" calcext:value-type="float">
            <text:p>1500000</text:p>
          </table:table-cell>
          <table:table-cell table:style-name="ce2" office:value-type="float" office:value="33.501" calcext:value-type="float">
            <text:p>33.501</text:p>
          </table:table-cell>
          <table:table-cell office:value-type="float" office:value="1.739" calcext:value-type="float">
            <text:p>1.739</text:p>
          </table:table-cell>
          <table:table-cell office:value-type="float" office:value="2.128910333" calcext:value-type="float">
            <text:p>2.128910333</text:p>
          </table:table-cell>
          <table:table-cell office:value-type="float" office:value="2.819" calcext:value-type="float">
            <text:p>2.81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style-name="Default"/>
          <table:table-cell office:value-type="float" office:value="4.249" calcext:value-type="float">
            <text:p>4.249</text:p>
          </table:table-cell>
          <table:table-cell office:value-type="float" office:value="4.921367745" calcext:value-type="float">
            <text:p>4.921367745</text:p>
          </table:table-cell>
          <table:table-cell office:value-type="float" office:value="3.981" calcext:value-type="float">
            <text:p>3.98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5000000" calcext:value-type="float">
            <text:p>5000000</text:p>
          </table:table-cell>
          <table:table-cell table:style-name="Default"/>
          <table:table-cell office:value-type="float" office:value="8.537" calcext:value-type="float">
            <text:p>8.537</text:p>
          </table:table-cell>
          <table:table-cell office:value-type="float" office:value="9.749325636" calcext:value-type="float">
            <text:p>9.749325636</text:p>
          </table:table-cell>
          <table:table-cell office:value-type="float" office:value="5.579" calcext:value-type="float">
            <text:p>5.57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6500000" calcext:value-type="float">
            <text:p>6500000</text:p>
          </table:table-cell>
          <table:table-cell table:style-name="Default"/>
          <table:table-cell office:value-type="float" office:value="12.01" calcext:value-type="float">
            <text:p>12.01</text:p>
          </table:table-cell>
          <table:table-cell office:value-type="float" office:value="14.886941148" calcext:value-type="float">
            <text:p>14.886941148</text:p>
          </table:table-cell>
          <table:table-cell office:value-type="float" office:value="6.481" calcext:value-type="float">
            <text:p>6.48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8000000" calcext:value-type="float">
            <text:p>8000000</text:p>
          </table:table-cell>
          <table:table-cell table:style-name="Default"/>
          <table:table-cell office:value-type="float" office:value="15.922" calcext:value-type="float">
            <text:p>15.922</text:p>
          </table:table-cell>
          <table:table-cell office:value-type="float" office:value="17.412390486" calcext:value-type="float">
            <text:p>17.412390486</text:p>
          </table:table-cell>
          <table:table-cell office:value-type="float" office:value="7.787" calcext:value-type="float">
            <text:p>7.787</text:p>
          </table:table-cell>
          <table:table-cell table:number-columns-repeated="11"/>
        </table:table-row>
        <table:table-row table:style-name="ro2">
          <table:table-cell/>
          <table:table-cell office:value-type="float" office:value="9000000" calcext:value-type="float">
            <text:p>9000000</text:p>
          </table:table-cell>
          <table:table-cell table:style-name="Default"/>
          <table:table-cell office:value-type="float" office:value="18.396" calcext:value-type="float">
            <text:p>18.396</text:p>
          </table:table-cell>
          <table:table-cell office:value-type="float" office:value="20.009588008" calcext:value-type="float">
            <text:p>20.009588008</text:p>
          </table:table-cell>
          <table:table-cell office:value-type="float" office:value="8.819" calcext:value-type="float">
            <text:p>8.819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Default"/>
          <table:table-cell office:value-type="float" office:value="21.138" calcext:value-type="float">
            <text:p>21.138</text:p>
          </table:table-cell>
          <table:table-cell office:value-type="float" office:value="23.340655309" calcext:value-type="float">
            <text:p>23.340655309</text:p>
          </table:table-cell>
          <table:table-cell office:value-type="float" office:value="10.156" calcext:value-type="float">
            <text:p>10.15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6:07:34.805430140</meta:creation-date>
    <dc:date>2023-03-25T19:01:28.481170172</dc:date>
    <meta:editing-duration>PT9H40M50S</meta:editing-duration>
    <meta:editing-cycles>12</meta:editing-cycles>
    <meta:generator>LibreOffice/7.4.5.1$Linux_X86_64 LibreOffice_project/40$Build-1</meta:generator>
    <meta:document-statistic meta:table-count="1" meta:cell-count="884" meta:object-count="2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3.918cm" svg:y="0.316cm" chart:style-name="ch2">
          <text:p>Hash Table with Open Addressing Insert</text:p>
        </chart:title>
        <chart:plot-area chart:style-name="ch3" table:cell-range-address="Sheet1.B2:Sheet1.C15" chart:data-source-has-labels="column" svg:x="0.37cm" svg:y="1.285cm" svg:width="13.443cm" svg:height="7.65cm">
          <chart:coordinate-region svg:x="2.626cm" svg:y="1.484cm" svg:width="11.046cm" svg:height="4.807cm"/>
          <chart:axis chart:dimension="x" chart:name="primary-x" chart:style-name="ch4" chartooo:axis-type="auto">
            <chartooo:date-scale/>
            <chart:title svg:x="7.685cm" svg:y="7.726cm" chart:style-name="ch5">
              <text:p>Insertions</text:p>
            </chart:title>
            <chart:categories table:cell-range-address="Sheet1.B2:Sheet1.B15"/>
          </chart:axis>
          <chart:axis chart:dimension="y" chart:name="primary-y" chart:style-name="ch4">
            <chart:title svg:x="1.199cm" svg:y="5.174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C2:Sheet1.C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ions</text:p>
                <draw:g>
                  <svg:desc>Sheet1.B2:Sheet1.B15</svg:desc>
                </draw:g>
              </table:table-cell>
              <table:table-cell office:value-type="float" office:value="NaN">
                <text:p>NaN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3.621">
                <text:p>3.62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8.055">
                <text:p>8.0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314">
                <text:p>9.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7.811cm" xlink:href=".." xlink:type="simple" chart:class="chart:line" chart:style-name="ch1">
        <chart:title svg:x="6.289cm" svg:y="0.292cm" chart:style-name="ch2">
          <text:p>AVL Tree Delete</text:p>
        </chart:title>
        <chart:legend chart:legend-position="end" svg:x="13.147cm" svg:y="2.13cm" style:legend-expansion="custom" svg:width="2.642cm" svg:height="1.032cm" style:legend-expansion-aspect-ratio="2.56007751937985" chart:style-name="ch3"/>
        <chart:plot-area chart:style-name="ch4" table:cell-range-address="Sheet1.B108:Sheet1.D121" chart:data-source-has-labels="column" svg:x="0.788cm" svg:y="1.221cm" svg:width="12.16cm" svg:height="6.55cm">
          <chart:coordinate-region svg:x="3.53cm" svg:y="1.421cm" svg:width="9.277cm" svg:height="3.219cm"/>
          <chart:axis chart:dimension="x" chart:name="primary-x" chart:style-name="ch5" chartooo:axis-type="auto">
            <chartooo:date-scale/>
            <chart:title svg:x="6.842cm" svg:y="6.086cm" chart:style-name="ch6">
              <text:p>Inserted elem.</text:p>
            </chart:title>
            <chart:categories table:cell-range-address="Sheet1.B108:Sheet1.B121"/>
          </chart:axis>
          <chart:axis chart:dimension="y" chart:name="primary-y" chart:style-name="ch7">
            <chart:title svg:x="0.788cm" svg:y="4.158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108:Sheet1.C121" chart:class="chart:line">
            <chart:data-point chart:repeated="14"/>
          </chart:series>
          <chart:series chart:style-name="ch11" chart:values-cell-range-address="Sheet1.D108:Sheet1.D1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108:Sheet1.B121</svg:desc>
                </draw:g>
              </table:table-cell>
              <table:table-cell office:value-type="float" office:value="NaN">
                <text:p>NaN</text:p>
                <draw:g>
                  <svg:desc>Sheet1.C108:Sheet1.C121</svg:desc>
                </draw:g>
              </table:table-cell>
              <table:table-cell office:value-type="float" office:value="NaN">
                <text:p>NaN</text:p>
                <draw:g>
                  <svg:desc>Sheet1.D108:Sheet1.D12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23454">
                <text:p>0.000023454</text:p>
              </table:table-cell>
              <table:table-cell office:value-type="float" office:value="0.000058394">
                <text:p>0.00005839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454589">
                <text:p>0.000454589</text:p>
              </table:table-cell>
              <table:table-cell office:value-type="float" office:value="0.003455856">
                <text:p>0.0034558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56063">
                <text:p>0.00056063</text:p>
              </table:table-cell>
              <table:table-cell office:value-type="float" office:value="0.004569653">
                <text:p>0.00456965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97492">
                <text:p>0.000097492</text:p>
              </table:table-cell>
              <table:table-cell office:value-type="float" office:value="0.003689004">
                <text:p>0.0036890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56644">
                <text:p>0.000056644</text:p>
              </table:table-cell>
              <table:table-cell office:value-type="float" office:value="0.000034394">
                <text:p>0.00003439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92589">
                <text:p>0.000092589</text:p>
              </table:table-cell>
              <table:table-cell office:value-type="float" office:value="0.002345666">
                <text:p>0.00234566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1893412">
                <text:p>0.001893412</text:p>
              </table:table-cell>
              <table:table-cell office:value-type="float" office:value="0.000695653">
                <text:p>0.00069565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6687492">
                <text:p>0.00006687492</text:p>
              </table:table-cell>
              <table:table-cell office:value-type="float" office:value="0.0000564394">
                <text:p>0.000056439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98544">
                <text:p>0.000098544</text:p>
              </table:table-cell>
              <table:table-cell office:value-type="float" office:value="0.004325423">
                <text:p>0.004325423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6707689589">
                <text:p>0.0006707689589</text:p>
              </table:table-cell>
              <table:table-cell office:value-type="float" office:value="0.00008234567644">
                <text:p>0.0000823456764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004546763">
                <text:p>0.00004546763</text:p>
              </table:table-cell>
              <table:table-cell office:value-type="float" office:value="0.001893412">
                <text:p>0.00189341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0079567">
                <text:p>0.000079567</text:p>
              </table:table-cell>
              <table:table-cell office:value-type="float" office:value="0.001294123">
                <text:p>0.00129412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2453412">
                <text:p>0.002453412</text:p>
              </table:table-cell>
              <table:table-cell office:value-type="float" office:value="0.022744403">
                <text:p>0.0227444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2cm" xlink:href=".." xlink:type="simple" chart:class="chart:line" chart:style-name="ch1">
        <chart:title svg:x="3.807cm" svg:y="0.316cm" chart:style-name="ch2">
          <text:p>Hash Table with Separated Chains Delete</text:p>
        </chart:title>
        <chart:legend chart:legend-position="end" svg:x="13.162cm" svg:y="2.633cm" style:legend-expansion="custom" svg:width="2.669cm" svg:height="1.096cm" style:legend-expansion-aspect-ratio="2.43521897810219" chart:style-name="ch3"/>
        <chart:plot-area chart:style-name="ch4" table:cell-range-address="Sheet1.N92:Sheet1.P105" chart:data-source-has-labels="column" svg:x="1.331cm" svg:y="1.275cm" svg:width="11.481cm" svg:height="6.566cm">
          <chart:coordinate-region svg:x="4.073cm" svg:y="1.474cm" svg:width="8.598cm" svg:height="3.236cm"/>
          <chart:axis chart:dimension="x" chart:name="primary-x" chart:style-name="ch5" chartooo:axis-type="auto">
            <chartooo:date-scale/>
            <chart:title svg:x="7.456cm" svg:y="6.671cm" chart:style-name="ch6">
              <text:p>Inserted elem.</text:p>
            </chart:title>
            <chart:categories table:cell-range-address="Sheet1.N92:Sheet1.N105"/>
          </chart:axis>
          <chart:axis chart:dimension="y" chart:name="primary-y" chart:style-name="ch7">
            <chart:title svg:x="1.273cm" svg:y="4.383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92:Sheet1.O105" chart:class="chart:line">
            <chart:data-point chart:repeated="14"/>
          </chart:series>
          <chart:series chart:style-name="ch11" chart:values-cell-range-address="Sheet1.P92:Sheet1.P105" chart:class="chart:line">
            <chart:data-point chart:repeated="9"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92:Sheet1.N105</svg:desc>
                </draw:g>
              </table:table-cell>
              <table:table-cell office:value-type="float" office:value="NaN">
                <text:p>NaN</text:p>
                <draw:g>
                  <svg:desc>Sheet1.O92:Sheet1.O105</svg:desc>
                </draw:g>
              </table:table-cell>
              <table:table-cell office:value-type="float" office:value="NaN">
                <text:p>NaN</text:p>
                <draw:g>
                  <svg:desc>Sheet1.P92:Sheet1.P10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285644">
                <text:p>0.0000285644</text:p>
              </table:table-cell>
              <table:table-cell office:value-type="float" office:value="0.00005787894">
                <text:p>0.0000578789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37889">
                <text:p>0.000237889</text:p>
              </table:table-cell>
              <table:table-cell office:value-type="float" office:value="0.0005863">
                <text:p>0.00058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88543">
                <text:p>0.000088543</text:p>
              </table:table-cell>
              <table:table-cell office:value-type="float" office:value="0.000045692">
                <text:p>0.0000456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43492">
                <text:p>0.000043492</text:p>
              </table:table-cell>
              <table:table-cell office:value-type="float" office:value="0.00003456744">
                <text:p>0.000034567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75644">
                <text:p>0.000075644</text:p>
              </table:table-cell>
              <table:table-cell office:value-type="float" office:value="0.000456589">
                <text:p>0.00045658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37589">
                <text:p>0.00037589</text:p>
              </table:table-cell>
              <table:table-cell office:value-type="float" office:value="0.00007063">
                <text:p>0.0000706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0012363">
                <text:p>0.000012363</text:p>
              </table:table-cell>
              <table:table-cell office:value-type="float" office:value="0.000045492">
                <text:p>0.00004549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2347492">
                <text:p>0.00002347492</text:p>
              </table:table-cell>
              <table:table-cell office:value-type="float" office:value="0.000784653">
                <text:p>0.00078465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0.000567757">
                <text:p>0.000567757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57689589">
                <text:p>0.00057689589</text:p>
              </table:table-cell>
              <table:table-cell office:value-type="float" office:value="0.000657824">
                <text:p>0.00065782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1227752">
                <text:p>0.001227752</text:p>
              </table:table-cell>
              <table:table-cell office:value-type="float" office:value="0.001345666">
                <text:p>0.001345666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0068567">
                <text:p>0.000068567</text:p>
              </table:table-cell>
              <table:table-cell office:value-type="float" office:value="0.001456753">
                <text:p>0.00145675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1127504">
                <text:p>0.001127504</text:p>
              </table:table-cell>
              <table:table-cell office:value-type="float" office:value="0.001789504">
                <text:p>0.0017895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44cm" svg:y="0.316cm" chart:style-name="ch2">
          <text:p>Splay Tree Delete</text:p>
        </chart:title>
        <chart:legend chart:legend-position="end" svg:x="13.121cm" svg:y="3.952cm" style:legend-expansion="high" chart:style-name="ch3"/>
        <chart:plot-area chart:style-name="ch4" table:cell-range-address="Sheet1.N108:Sheet1.P121" chart:data-source-has-labels="column" svg:x="1.331cm" svg:y="1.275cm" svg:width="11.47cm" svg:height="6.564cm">
          <chart:coordinate-region svg:x="4.072cm" svg:y="1.474cm" svg:width="8.587cm" svg:height="3.234cm"/>
          <chart:axis chart:dimension="x" chart:name="primary-x" chart:style-name="ch5" chartooo:axis-type="auto">
            <chartooo:date-scale/>
            <chart:title svg:x="7.542cm" svg:y="6.64cm" chart:style-name="ch6">
              <text:p>Inserted elem.</text:p>
            </chart:title>
            <chart:categories table:cell-range-address="Sheet1.N108:Sheet1.N121"/>
          </chart:axis>
          <chart:axis chart:dimension="y" chart:name="primary-y" chart:style-name="ch7">
            <chart:title svg:x="1.181cm" svg:y="4.502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108:Sheet1.O121" chart:class="chart:line">
            <chart:data-point chart:repeated="14"/>
          </chart:series>
          <chart:series chart:style-name="ch11" chart:values-cell-range-address="Sheet1.P108:Sheet1.P1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108:Sheet1.N121</svg:desc>
                </draw:g>
              </table:table-cell>
              <table:table-cell office:value-type="float" office:value="NaN">
                <text:p>NaN</text:p>
                <draw:g>
                  <svg:desc>Sheet1.O108:Sheet1.O121</svg:desc>
                </draw:g>
              </table:table-cell>
              <table:table-cell office:value-type="float" office:value="NaN">
                <text:p>NaN</text:p>
                <draw:g>
                  <svg:desc>Sheet1.P108:Sheet1.P12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5344">
                <text:p>0.000045344</text:p>
              </table:table-cell>
              <table:table-cell office:value-type="float" office:value="0.00007653">
                <text:p>0.0000765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546589">
                <text:p>0.000546589</text:p>
              </table:table-cell>
              <table:table-cell office:value-type="float" office:value="0.000236492">
                <text:p>0.0002364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7653">
                <text:p>0.00007653</text:p>
              </table:table-cell>
              <table:table-cell office:value-type="float" office:value="0.0001344344">
                <text:p>0.000134434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26492">
                <text:p>0.000026492</text:p>
              </table:table-cell>
              <table:table-cell office:value-type="float" office:value="0.000785653">
                <text:p>0.00078565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98344">
                <text:p>0.000098344</text:p>
              </table:table-cell>
              <table:table-cell office:value-type="float" office:value="0.0002334492">
                <text:p>0.000233449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855589">
                <text:p>0.000855589</text:p>
              </table:table-cell>
              <table:table-cell office:value-type="float" office:value="0.000678344">
                <text:p>0.000678344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002353">
                <text:p>0.00002353</text:p>
              </table:table-cell>
              <table:table-cell office:value-type="float" office:value="0.00002653">
                <text:p>0.0000265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134492">
                <text:p>0.0000134492</text:p>
              </table:table-cell>
              <table:table-cell office:value-type="float" office:value="0.023403424">
                <text:p>0.02340342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86344">
                <text:p>0.000086344</text:p>
              </table:table-cell>
              <table:table-cell office:value-type="float" office:value="0.004325423">
                <text:p>0.004325423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389589">
                <text:p>0.000389589</text:p>
              </table:table-cell>
              <table:table-cell office:value-type="float" office:value="0.00039234567">
                <text:p>0.00039234567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002346763">
                <text:p>0.00002346763</text:p>
              </table:table-cell>
              <table:table-cell office:value-type="float" office:value="0.001234123">
                <text:p>0.001234123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4545124">
                <text:p>0.004545124</text:p>
              </table:table-cell>
              <table:table-cell office:value-type="float" office:value="0.001234123">
                <text:p>0.00123412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8945124">
                <text:p>0.008945124</text:p>
              </table:table-cell>
              <table:table-cell office:value-type="float" office:value="0.027444039">
                <text:p>0.0274440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15cm" xlink:href=".." xlink:type="simple" chart:class="chart:line" chart:style-name="ch1">
        <chart:title svg:x="6.209cm" svg:y="0.316cm" chart:style-name="ch2">
          <text:p>Open Addressing</text:p>
        </chart:title>
        <chart:legend chart:legend-position="end" svg:x="13.108cm" svg:y="2.988cm" style:legend-expansion="custom" svg:width="2.642cm" svg:height="0.598cm" style:legend-expansion-aspect-ratio="4.4180602006689" chart:style-name="ch3"/>
        <chart:plot-area chart:style-name="ch4" table:cell-range-address="Sheet1.B174:Sheet1.C187" chart:data-source-has-labels="column" svg:x="1.33cm" svg:y="1.275cm" svg:width="11.498cm" svg:height="6.579cm">
          <chart:coordinate-region svg:x="4.072cm" svg:y="1.474cm" svg:width="8.615cm" svg:height="3.249cm"/>
          <chart:axis chart:dimension="x" chart:name="primary-x" chart:style-name="ch5" chartooo:axis-type="auto">
            <chartooo:date-scale/>
            <chart:title svg:x="7.113cm" svg:y="6.399cm" chart:style-name="ch6">
              <text:p>Count of deletions</text:p>
            </chart:title>
            <chart:categories table:cell-range-address="Sheet1.B174:Sheet1.B187"/>
          </chart:axis>
          <chart:axis chart:dimension="y" chart:name="primary-y" chart:style-name="ch7">
            <chart:title svg:x="1.366cm" svg:y="4.502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174:Sheet1.C187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174:Sheet1.B187</svg:desc>
                </draw:g>
              </table:table-cell>
              <table:table-cell office:value-type="float" office:value="NaN">
                <text:p>NaN</text:p>
                <draw:g>
                  <svg:desc>Sheet1.C174:Sheet1.C18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77449">
                <text:p>0.0007774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411328">
                <text:p>0.0014113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79419">
                <text:p>0.00187941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561069">
                <text:p>0.00256106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6512855">
                <text:p>0.0065128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9152711">
                <text:p>0.00915271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28633139">
                <text:p>0.02863313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8514684">
                <text:p>0.03851468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52264529">
                <text:p>0.05226452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92264529">
                <text:p>0.09226452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16448311">
                <text:p>0.11644831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2185825">
                <text:p>0.121858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422172">
                <text:p>0.142217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line" chart:style-name="ch1">
        <chart:title svg:x="6.143cm" svg:y="0.315cm" chart:style-name="ch2">
          <text:p>Open Addressing </text:p>
        </chart:title>
        <chart:legend chart:legend-position="end" svg:x="13.146cm" svg:y="3.016cm" style:legend-expansion="custom" svg:width="2.642cm" svg:height="0.598cm" style:legend-expansion-aspect-ratio="4.4180602006689" chart:style-name="ch3"/>
        <chart:plot-area chart:style-name="ch4" table:cell-range-address="Sheet1.B134:Sheet1.C147" chart:data-source-has-labels="column" svg:x="1.33cm" svg:y="1.273cm" svg:width="11.497cm" svg:height="6.564cm">
          <chart:coordinate-region svg:x="4.072cm" svg:y="1.472cm" svg:width="8.614cm" svg:height="3.233cm"/>
          <chart:axis chart:dimension="x" chart:name="primary-x" chart:style-name="ch5" chartooo:axis-type="auto">
            <chartooo:date-scale/>
            <chart:title svg:x="6.961cm" svg:y="6.27cm" chart:style-name="ch6">
              <text:p>Count of searching </text:p>
            </chart:title>
            <chart:categories table:cell-range-address="Sheet1.B134:Sheet1.B147"/>
          </chart:axis>
          <chart:axis chart:dimension="y" chart:name="primary-y" chart:style-name="ch7">
            <chart:title svg:x="1.405cm" svg:y="4.23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134:Sheet1.C147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134:Sheet1.B147</svg:desc>
                </draw:g>
              </table:table-cell>
              <table:table-cell office:value-type="float" office:value="NaN">
                <text:p>NaN</text:p>
                <draw:g>
                  <svg:desc>Sheet1.C134:Sheet1.C14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63246">
                <text:p>0.0008632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754792">
                <text:p>0.00375479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713127">
                <text:p>0.00271312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389641">
                <text:p>0.00538964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2180354">
                <text:p>0.01218035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8086268">
                <text:p>0.018086268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3061199">
                <text:p>0.0306119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99038104">
                <text:p>0.0990381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108229847">
                <text:p>1.108229847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.194997026">
                <text:p>4.19499702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.474420746">
                <text:p>11.47442074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0.286088604">
                <text:p>20.28608860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3.556341217">
                <text:p>33.5563412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1cm" xlink:href=".." xlink:type="simple" chart:class="chart:line" chart:style-name="ch1">
        <chart:title svg:x="6.986cm" svg:y="0.316cm" chart:style-name="ch2">
          <text:p>AVL Tree</text:p>
        </chart:title>
        <chart:legend chart:legend-position="end" svg:x="13.055cm" svg:y="3.036cm" style:legend-expansion="custom" svg:width="2.642cm" svg:height="0.598cm" style:legend-expansion-aspect-ratio="4.4180602006689" chart:style-name="ch3"/>
        <chart:plot-area chart:style-name="ch4" table:cell-range-address="Sheet1.B150:Sheet1.C163" chart:data-source-has-labels="column" svg:x="1.33cm" svg:y="1.275cm" svg:width="11.489cm" svg:height="6.565cm">
          <chart:coordinate-region svg:x="4.072cm" svg:y="1.475cm" svg:width="8.606cm" svg:height="3.234cm"/>
          <chart:axis chart:dimension="x" chart:name="primary-x" chart:style-name="ch5" chartooo:axis-type="auto">
            <chartooo:date-scale/>
            <chart:title svg:x="6.804cm" svg:y="6.379cm" chart:style-name="ch6">
              <text:p>Count of searching</text:p>
            </chart:title>
            <chart:categories table:cell-range-address="Sheet1.B150:Sheet1.B163"/>
          </chart:axis>
          <chart:axis chart:dimension="y" chart:name="primary-y" chart:style-name="ch7">
            <chart:title svg:x="1.273cm" svg:y="4.255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150:Sheet1.C16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150:Sheet1.B163</svg:desc>
                </draw:g>
              </table:table-cell>
              <table:table-cell office:value-type="float" office:value="NaN">
                <text:p>NaN</text:p>
                <draw:g>
                  <svg:desc>Sheet1.C150:Sheet1.C16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014099">
                <text:p>0.0020140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580966">
                <text:p>0.0035809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0097306">
                <text:p>0.0100973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2919354">
                <text:p>0.01291935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32730491">
                <text:p>0.03273049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78305255">
                <text:p>0.07830525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05837399">
                <text:p>0.10583739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42429274">
                <text:p>0.24242927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432386387">
                <text:p>0.432386387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594090977">
                <text:p>0.59409097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53580469">
                <text:p>0.7535804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872282371">
                <text:p>0.87228237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8382574">
                <text:p>0.9838257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6.986cm" svg:y="0.316cm" chart:style-name="ch2">
          <text:p>AVL Tree</text:p>
        </chart:title>
        <chart:legend chart:legend-position="end" svg:x="13.138cm" svg:y="3.195cm" style:legend-expansion="custom" svg:width="2.642cm" svg:height="0.598cm" style:legend-expansion-aspect-ratio="4.4180602006689" chart:style-name="ch3"/>
        <chart:plot-area chart:style-name="ch4" table:cell-range-address="Sheet1.B190:Sheet1.C203" chart:data-source-has-labels="column" svg:x="1.33cm" svg:y="1.275cm" svg:width="11.489cm" svg:height="6.564cm">
          <chart:coordinate-region svg:x="4.072cm" svg:y="1.474cm" svg:width="8.606cm" svg:height="3.233cm"/>
          <chart:axis chart:dimension="x" chart:name="primary-x" chart:style-name="ch5" chartooo:axis-type="auto">
            <chartooo:date-scale/>
            <chart:title svg:x="6.525cm" svg:y="6.245cm" chart:style-name="ch6">
              <text:p>Count of deletion</text:p>
            </chart:title>
            <chart:categories table:cell-range-address="Sheet1.B190:Sheet1.B203"/>
          </chart:axis>
          <chart:axis chart:dimension="y" chart:name="primary-y" chart:style-name="ch7">
            <chart:title svg:x="1.409cm" svg:y="4.441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190:Sheet1.C20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190:Sheet1.B203</svg:desc>
                </draw:g>
              </table:table-cell>
              <table:table-cell office:value-type="float" office:value="NaN">
                <text:p>NaN</text:p>
                <draw:g>
                  <svg:desc>Sheet1.C190:Sheet1.C20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125862">
                <text:p>0.00812586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1355817">
                <text:p>0.0213558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25257432">
                <text:p>0.0252574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47168161">
                <text:p>0.04716816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10934103">
                <text:p>0.11093410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12439143">
                <text:p>0.21243914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342763076">
                <text:p>0.3427630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637788281">
                <text:p>0.6377882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133023763">
                <text:p>1.133023763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1.413435646">
                <text:p>1.41343564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720704596">
                <text:p>1.72070459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976194728">
                <text:p>1.9761947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202435452">
                <text:p>2.2024354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27cm" xlink:href=".." xlink:type="simple" chart:class="chart:line" chart:style-name="ch1">
        <chart:title svg:x="6.146cm" svg:y="0.316cm" chart:style-name="ch2">
          <text:p>Separated Chains</text:p>
        </chart:title>
        <chart:legend chart:legend-position="end" svg:x="13.135cm" svg:y="3.013cm" style:legend-expansion="custom" svg:width="2.669cm" svg:height="0.598cm" style:legend-expansion-aspect-ratio="4.46321070234114" chart:style-name="ch3"/>
        <chart:plot-area chart:style-name="ch4" table:cell-range-address="Sheet1.N134:Sheet1.O147" chart:data-source-has-labels="column" svg:x="1.33cm" svg:y="1.275cm" svg:width="11.451cm" svg:height="6.591cm">
          <chart:coordinate-region svg:x="4.072cm" svg:y="1.474cm" svg:width="8.568cm" svg:height="3.261cm"/>
          <chart:axis chart:dimension="x" chart:name="primary-x" chart:style-name="ch5" chartooo:axis-type="auto">
            <chartooo:date-scale/>
            <chart:title svg:x="6.762cm" svg:y="6.432cm" chart:style-name="ch6">
              <text:p>Count of searching</text:p>
            </chart:title>
            <chart:categories table:cell-range-address="Sheet1.N134:Sheet1.N147"/>
          </chart:axis>
          <chart:axis chart:dimension="y" chart:name="primary-y" chart:style-name="ch7">
            <chart:title svg:x="1.441cm" svg:y="4.397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134:Sheet1.O147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134:Sheet1.N147</svg:desc>
                </draw:g>
              </table:table-cell>
              <table:table-cell office:value-type="float" office:value="NaN">
                <text:p>NaN</text:p>
                <draw:g>
                  <svg:desc>Sheet1.O134:Sheet1.O14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68132">
                <text:p>0.0004681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366981">
                <text:p>0.004366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318903">
                <text:p>0.0043189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1055619">
                <text:p>0.01105561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1633249">
                <text:p>0.01163324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8680031">
                <text:p>0.01868003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31347225">
                <text:p>0.03134722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53224305">
                <text:p>0.0532243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84741053">
                <text:p>0.084741053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10518442">
                <text:p>0.1051844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25803327">
                <text:p>0.12580332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44897912">
                <text:p>0.1448979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7210472">
                <text:p>0.1721047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line" chart:style-name="ch1">
        <chart:title svg:x="6.152cm" svg:y="0.315cm" chart:style-name="ch2">
          <text:p>Separated Chains</text:p>
        </chart:title>
        <chart:legend chart:legend-position="end" svg:x="13.01cm" svg:y="2.965cm" style:legend-expansion="custom" svg:width="2.667cm" svg:height="0.597cm" style:legend-expansion-aspect-ratio="4.46733668341709" chart:style-name="ch3"/>
        <chart:plot-area chart:style-name="ch4" table:cell-range-address="Sheet1.N174:Sheet1.O182" chart:data-source-has-labels="column" svg:x="1.33cm" svg:y="1.273cm" svg:width="11.462cm" svg:height="6.562cm">
          <chart:coordinate-region svg:x="4.072cm" svg:y="1.472cm" svg:width="8.578cm" svg:height="3.232cm"/>
          <chart:axis chart:dimension="x" chart:name="primary-x" chart:style-name="ch5" chartooo:axis-type="auto">
            <chartooo:date-scale/>
            <chart:title svg:x="6.872cm" svg:y="6.249cm" chart:style-name="ch6">
              <text:p>Count of deletions</text:p>
            </chart:title>
            <chart:categories table:cell-range-address="Sheet1.N174:Sheet1.N182"/>
          </chart:axis>
          <chart:axis chart:dimension="y" chart:name="primary-y" chart:style-name="ch7">
            <chart:title svg:x="1.27cm" svg:y="4.53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174:Sheet1.O18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174:Sheet1.N182</svg:desc>
                </draw:g>
              </table:table-cell>
              <table:table-cell office:value-type="float" office:value="NaN">
                <text:p>NaN</text:p>
                <draw:g>
                  <svg:desc>Sheet1.O174:Sheet1.O18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13589228">
                <text:p>0.31358922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56555121">
                <text:p>1.565551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072789752">
                <text:p>3.07278975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.582407959">
                <text:p>4.5824079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.095834277">
                <text:p>6.0958342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.138324142">
                <text:p>9.13832414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.501718214">
                <text:p>9.5017182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.759173335">
                <text:p>13.7591733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1cm" xlink:href=".." xlink:type="simple" chart:class="chart:line" chart:style-name="ch1">
        <chart:title svg:x="6.847cm" svg:y="0.316cm" chart:style-name="ch2">
          <text:p>Splay Tree</text:p>
        </chart:title>
        <chart:legend chart:legend-position="end" svg:x="13.18cm" svg:y="3.142cm" style:legend-expansion="custom" svg:width="2.669cm" svg:height="0.598cm" style:legend-expansion-aspect-ratio="4.46321070234114" chart:style-name="ch3"/>
        <chart:plot-area chart:style-name="ch4" table:cell-range-address="Sheet1.N190:Sheet1.O203" chart:data-source-has-labels="column" svg:x="1.331cm" svg:y="1.275cm" svg:width="11.475cm" svg:height="6.565cm">
          <chart:coordinate-region svg:x="4.073cm" svg:y="1.475cm" svg:width="8.592cm" svg:height="3.234cm"/>
          <chart:axis chart:dimension="x" chart:name="primary-x" chart:style-name="ch5" chartooo:axis-type="auto">
            <chartooo:date-scale/>
            <chart:title svg:x="6.576cm" svg:y="6.379cm" chart:style-name="ch6">
              <text:p>Count of deletions</text:p>
            </chart:title>
            <chart:categories table:cell-range-address="Sheet1.N190:Sheet1.N203"/>
          </chart:axis>
          <chart:axis chart:dimension="y" chart:name="primary-y" chart:style-name="ch7">
            <chart:title svg:x="1.408cm" svg:y="4.283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190:Sheet1.O20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190:Sheet1.N203</svg:desc>
                </draw:g>
              </table:table-cell>
              <table:table-cell office:value-type="float" office:value="NaN">
                <text:p>NaN</text:p>
                <draw:g>
                  <svg:desc>Sheet1.O190:Sheet1.O20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781243">
                <text:p>0.007812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2192923">
                <text:p>0.0221929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37135134">
                <text:p>0.0371351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61768431">
                <text:p>0.0617684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65358475">
                <text:p>0.1653584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08891094">
                <text:p>0.30889109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447426761">
                <text:p>0.447426761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.040616982">
                <text:p>1.04061698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742865119">
                <text:p>1.74286511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2.159918858">
                <text:p>2.15991885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.616988926">
                <text:p>2.616988926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.872586628">
                <text:p>2.8725866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.181779811">
                <text:p>3.18177981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6.352cm" svg:y="0.316cm" chart:style-name="ch2">
          <text:p>AVL Tree Insert</text:p>
        </chart:title>
        <chart:plot-area chart:style-name="ch3" table:cell-range-address="Sheet1.B25:Sheet1.C38" chart:data-source-has-labels="column" svg:x="1.329cm" svg:y="1.272cm" svg:width="11.49cm" svg:height="6.568cm">
          <chart:coordinate-region svg:x="3.585cm" svg:y="1.471cm" svg:width="9.093cm" svg:height="3.725cm"/>
          <chart:axis chart:dimension="x" chart:name="primary-x" chart:style-name="ch4" chartooo:axis-type="auto">
            <chartooo:date-scale/>
            <chart:title svg:x="7.426cm" svg:y="6.891cm" chart:style-name="ch5">
              <text:p>Insertions</text:p>
            </chart:title>
            <chart:categories table:cell-range-address="Sheet1.B25:Sheet1.B38"/>
          </chart:axis>
          <chart:axis chart:dimension="y" chart:name="primary-y" chart:style-name="ch4">
            <chart:title svg:x="1.715cm" svg:y="4.598cm" chart:style-name="ch6">
              <text:p>Time in secounds</text:p>
            </chart:title>
            <chart:grid chart:style-name="ch7" chart:class="major"/>
          </chart:axis>
          <chart:series chart:style-name="ch8" chart:values-cell-range-address="Sheet1.C25:Sheet1.C38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unt Of Insertions</text:p>
                <draw:g>
                  <svg:desc>Sheet1.B25:Sheet1.B38</svg:desc>
                </draw:g>
              </table:table-cell>
              <table:table-cell office:value-type="float" office:value="NaN">
                <text:p>NaN</text:p>
                <draw:g>
                  <svg:desc>Sheet1.C25:Sheet1.C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4.249">
                <text:p>4.24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.537">
                <text:p>8.537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5.922">
                <text:p>15.92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1.138">
                <text:p>21.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cm" xlink:href=".." xlink:type="simple" chart:class="chart:line" chart:style-name="ch1">
        <chart:title svg:x="6.848cm" svg:y="0.316cm" chart:style-name="ch2">
          <text:p>Splay Tree</text:p>
        </chart:title>
        <chart:legend chart:legend-position="end" svg:x="13.099cm" svg:y="3.222cm" style:legend-expansion="custom" svg:width="2.669cm" svg:height="0.598cm" style:legend-expansion-aspect-ratio="4.46321070234114" chart:style-name="ch3"/>
        <chart:plot-area chart:style-name="ch4" table:cell-range-address="Sheet1.N150:Sheet1.O163" chart:data-source-has-labels="column" svg:x="1.331cm" svg:y="1.275cm" svg:width="11.476cm" svg:height="6.564cm">
          <chart:coordinate-region svg:x="4.073cm" svg:y="1.275cm" svg:width="8.593cm" svg:height="3.433cm"/>
          <chart:axis chart:dimension="x" chart:name="primary-x" chart:style-name="ch5" chartooo:axis-type="auto">
            <chartooo:date-scale/>
            <chart:title svg:x="6.551cm" svg:y="6.218cm" chart:style-name="ch6">
              <text:p>Count of searching</text:p>
            </chart:title>
            <chart:categories table:cell-range-address="Sheet1.N150:Sheet1.N163"/>
          </chart:axis>
          <chart:axis chart:dimension="y" chart:name="primary-y" chart:style-name="ch7">
            <chart:title svg:x="1.408cm" svg:y="4.441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150:Sheet1.O16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150:Sheet1.N163</svg:desc>
                </draw:g>
              </table:table-cell>
              <table:table-cell office:value-type="float" office:value="NaN">
                <text:p>NaN</text:p>
                <draw:g>
                  <svg:desc>Sheet1.O150:Sheet1.O16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030824">
                <text:p>0.0060308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334663">
                <text:p>0.023346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24048975">
                <text:p>0.0240489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47264903">
                <text:p>0.04726490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108337477">
                <text:p>0.1083374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75053319">
                <text:p>0.17505331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206311409">
                <text:p>0.20631140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546546173">
                <text:p>0.54654617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67822882">
                <text:p>0.867822882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1.016632799">
                <text:p>1.01663279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231950944">
                <text:p>1.23195094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32967723">
                <text:p>1.329677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2616359">
                <text:p>1.5261635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title svg:x="6.064cm" svg:y="0.315cm" chart:style-name="ch2">
          <text:p>Delete comparison</text:p>
        </chart:title>
        <chart:legend chart:legend-position="end" svg:x="13.146cm" svg:y="3.451cm" style:legend-expansion="high" chart:style-name="ch3"/>
        <chart:plot-area chart:style-name="ch4" table:cell-range-address="Sheet1.B215:Sheet1.F228" chart:data-source-has-labels="column" svg:x="1.33cm" svg:y="1.273cm" svg:width="11.497cm" svg:height="6.562cm">
          <chart:coordinate-region svg:x="4.072cm" svg:y="1.472cm" svg:width="8.614cm" svg:height="3.232cm"/>
          <chart:axis chart:dimension="x" chart:name="primary-x" chart:style-name="ch5" chartooo:axis-type="auto">
            <chartooo:date-scale/>
            <chart:title svg:x="5.394cm" svg:y="8.014cm" chart:style-name="ch6">
              <text:p>Count of deleted elem.</text:p>
            </chart:title>
            <chart:categories table:cell-range-address="Sheet1.B215:Sheet1.B228"/>
          </chart:axis>
          <chart:axis chart:dimension="y" chart:name="primary-y" chart:style-name="ch7">
            <chart:title svg:x="0.451cm" svg:y="5.78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215:Sheet1.C228" chart:class="chart:line">
            <chart:data-point chart:repeated="14"/>
          </chart:series>
          <chart:series chart:style-name="ch11" chart:values-cell-range-address="Sheet1.D215:Sheet1.D228" chart:class="chart:line">
            <chart:data-point chart:repeated="14"/>
          </chart:series>
          <chart:series chart:style-name="ch12" chart:values-cell-range-address="Sheet1.E215:Sheet1.E228" chart:class="chart:line">
            <chart:data-point chart:repeated="14"/>
          </chart:series>
          <chart:series chart:style-name="ch13" chart:values-cell-range-address="Sheet1.F215:Sheet1.F228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215:Sheet1.B228</svg:desc>
                </draw:g>
              </table:table-cell>
              <table:table-cell office:value-type="float" office:value="NaN">
                <text:p>NaN</text:p>
                <draw:g>
                  <svg:desc>Sheet1.C215:Sheet1.C228</svg:desc>
                </draw:g>
              </table:table-cell>
              <table:table-cell office:value-type="float" office:value="NaN">
                <text:p>NaN</text:p>
                <draw:g>
                  <svg:desc>Sheet1.D215:Sheet1.D228</svg:desc>
                </draw:g>
              </table:table-cell>
              <table:table-cell office:value-type="float" office:value="NaN">
                <text:p>NaN</text:p>
                <draw:g>
                  <svg:desc>Sheet1.E215:Sheet1.E228</svg:desc>
                </draw:g>
              </table:table-cell>
              <table:table-cell office:value-type="float" office:value="NaN">
                <text:p>NaN</text:p>
                <draw:g>
                  <svg:desc>Sheet1.F215:Sheet1.F22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77449">
                <text:p>0.000777449</text:p>
              </table:table-cell>
              <table:table-cell office:value-type="float" office:value="0.008125862">
                <text:p>0.008125862</text:p>
              </table:table-cell>
              <table:table-cell office:value-type="float" office:value="0.00781243">
                <text:p>0.00781243</text:p>
              </table:table-cell>
              <table:table-cell office:value-type="float" office:value="0.313589228">
                <text:p>0.31358922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411328">
                <text:p>0.001411328</text:p>
              </table:table-cell>
              <table:table-cell office:value-type="float" office:value="0.021355817">
                <text:p>0.021355817</text:p>
              </table:table-cell>
              <table:table-cell office:value-type="float" office:value="0.022192923">
                <text:p>0.022192923</text:p>
              </table:table-cell>
              <table:table-cell office:value-type="float" office:value="1.56555121">
                <text:p>1.565551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79419">
                <text:p>0.001879419</text:p>
              </table:table-cell>
              <table:table-cell office:value-type="float" office:value="0.025257432">
                <text:p>0.025257432</text:p>
              </table:table-cell>
              <table:table-cell office:value-type="float" office:value="0.037135134">
                <text:p>0.037135134</text:p>
              </table:table-cell>
              <table:table-cell office:value-type="float" office:value="3.072789752">
                <text:p>3.07278975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2561069">
                <text:p>0.002561069</text:p>
              </table:table-cell>
              <table:table-cell office:value-type="float" office:value="0.047168161">
                <text:p>0.047168161</text:p>
              </table:table-cell>
              <table:table-cell office:value-type="float" office:value="0.061768431">
                <text:p>0.061768431</text:p>
              </table:table-cell>
              <table:table-cell office:value-type="float" office:value="6.095834277">
                <text:p>6.0958342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6512855">
                <text:p>0.006512855</text:p>
              </table:table-cell>
              <table:table-cell office:value-type="float" office:value="0.110934103">
                <text:p>0.110934103</text:p>
              </table:table-cell>
              <table:table-cell office:value-type="float" office:value="0.165358475">
                <text:p>0.165358475</text:p>
              </table:table-cell>
              <table:table-cell office:value-type="float" office:value="13.759173335">
                <text:p>13.7591733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9152711">
                <text:p>0.009152711</text:p>
              </table:table-cell>
              <table:table-cell office:value-type="float" office:value="0.212439143">
                <text:p>0.212439143</text:p>
              </table:table-cell>
              <table:table-cell office:value-type="float" office:value="0.308891094">
                <text:p>0.30889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28633139">
                <text:p>0.028633139</text:p>
              </table:table-cell>
              <table:table-cell office:value-type="float" office:value="0.342763076">
                <text:p>0.342763076</text:p>
              </table:table-cell>
              <table:table-cell office:value-type="float" office:value="0.447426761">
                <text:p>0.44742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8514684">
                <text:p>0.038514684</text:p>
              </table:table-cell>
              <table:table-cell office:value-type="float" office:value="0.637788281">
                <text:p>0.637788281</text:p>
              </table:table-cell>
              <table:table-cell office:value-type="float" office:value="1.040616982">
                <text:p>1.040616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52264529">
                <text:p>0.052264529</text:p>
              </table:table-cell>
              <table:table-cell office:value-type="float" office:value="1.133023763">
                <text:p>1.133023763</text:p>
              </table:table-cell>
              <table:table-cell office:value-type="float" office:value="1.742865119">
                <text:p>1.74286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92264529">
                <text:p>0.092264529</text:p>
              </table:table-cell>
              <table:table-cell office:value-type="float" office:value="1.413435646">
                <text:p>1.413435646</text:p>
              </table:table-cell>
              <table:table-cell office:value-type="float" office:value="2.159918858">
                <text:p>2.159918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16448311">
                <text:p>0.116448311</text:p>
              </table:table-cell>
              <table:table-cell office:value-type="float" office:value="1.720704596">
                <text:p>1.720704596</text:p>
              </table:table-cell>
              <table:table-cell office:value-type="float" office:value="2.616988926">
                <text:p>2.61698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2185825">
                <text:p>0.12185825</text:p>
              </table:table-cell>
              <table:table-cell office:value-type="float" office:value="1.976194728">
                <text:p>1.976194728</text:p>
              </table:table-cell>
              <table:table-cell office:value-type="float" office:value="2.872586628">
                <text:p>2.87258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422172">
                <text:p>0.1422172</text:p>
              </table:table-cell>
              <table:table-cell office:value-type="float" office:value="2.202435452">
                <text:p>2.202435452</text:p>
              </table:table-cell>
              <table:table-cell office:value-type="float" office:value="3.181779811">
                <text:p>3.1817798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2cm" xlink:href=".." xlink:type="simple" chart:class="chart:line" chart:style-name="ch1">
        <chart:title svg:x="5.998cm" svg:y="0.316cm" chart:style-name="ch2">
          <text:p>Search comparison</text:p>
        </chart:title>
        <chart:legend chart:legend-position="end" svg:x="13.333cm" svg:y="2.943cm" style:legend-expansion="custom" svg:width="2.642cm" svg:height="2.092cm" style:legend-expansion-aspect-ratio="1.26290630975143" chart:style-name="ch3"/>
        <chart:plot-area chart:style-name="ch4" table:cell-range-address="Sheet1.B232:Sheet1.F245" chart:data-source-has-labels="column" svg:x="1.335cm" svg:y="1.163cm" svg:width="11.998cm" svg:height="8.044cm">
          <chart:coordinate-region svg:x="3.497cm" svg:y="1.362cm" svg:width="9.695cm" svg:height="5.294cm"/>
          <chart:axis chart:dimension="x" chart:name="primary-x" chart:style-name="ch5" chartooo:axis-type="auto">
            <chartooo:date-scale/>
            <chart:title svg:x="6.232cm" svg:y="8.087cm" chart:style-name="ch6">
              <text:p>Count of serching</text:p>
            </chart:title>
            <chart:categories table:cell-range-address="Sheet1.B232:Sheet1.B245"/>
          </chart:axis>
          <chart:axis chart:dimension="y" chart:name="primary-y" chart:style-name="ch7">
            <chart:title svg:x="1.051cm" svg:y="5.524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232:Sheet1.C245" chart:class="chart:line">
            <chart:data-point chart:repeated="14"/>
          </chart:series>
          <chart:series chart:style-name="ch11" chart:values-cell-range-address="Sheet1.D232:Sheet1.D245" chart:class="chart:line">
            <chart:data-point chart:repeated="14"/>
          </chart:series>
          <chart:series chart:style-name="ch12" chart:values-cell-range-address="Sheet1.E232:Sheet1.E245" chart:class="chart:line">
            <chart:data-point chart:repeated="14"/>
          </chart:series>
          <chart:series chart:style-name="ch13" chart:values-cell-range-address="Sheet1.F232:Sheet1.F245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232:Sheet1.B245</svg:desc>
                </draw:g>
              </table:table-cell>
              <table:table-cell office:value-type="float" office:value="NaN">
                <text:p>NaN</text:p>
                <draw:g>
                  <svg:desc>Sheet1.C232:Sheet1.C245</svg:desc>
                </draw:g>
              </table:table-cell>
              <table:table-cell office:value-type="float" office:value="NaN">
                <text:p>NaN</text:p>
                <draw:g>
                  <svg:desc>Sheet1.D232:Sheet1.D245</svg:desc>
                </draw:g>
              </table:table-cell>
              <table:table-cell office:value-type="float" office:value="NaN">
                <text:p>NaN</text:p>
                <draw:g>
                  <svg:desc>Sheet1.E232:Sheet1.E245</svg:desc>
                </draw:g>
              </table:table-cell>
              <table:table-cell office:value-type="float" office:value="NaN">
                <text:p>NaN</text:p>
                <draw:g>
                  <svg:desc>Sheet1.F232:Sheet1.F24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63246">
                <text:p>0.000863246</text:p>
              </table:table-cell>
              <table:table-cell office:value-type="float" office:value="0.002014099">
                <text:p>0.002014099</text:p>
              </table:table-cell>
              <table:table-cell office:value-type="float" office:value="0.006030824">
                <text:p>0.006030824</text:p>
              </table:table-cell>
              <table:table-cell office:value-type="float" office:value="0.000468132">
                <text:p>0.0004681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3754792">
                <text:p>0.003754792</text:p>
              </table:table-cell>
              <table:table-cell office:value-type="float" office:value="0.003580966">
                <text:p>0.003580966</text:p>
              </table:table-cell>
              <table:table-cell office:value-type="float" office:value="0.02334663">
                <text:p>0.02334663</text:p>
              </table:table-cell>
              <table:table-cell office:value-type="float" office:value="0.004366981">
                <text:p>0.0043669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713127">
                <text:p>0.002713127</text:p>
              </table:table-cell>
              <table:table-cell office:value-type="float" office:value="0.010097306">
                <text:p>0.010097306</text:p>
              </table:table-cell>
              <table:table-cell office:value-type="float" office:value="0.024048975">
                <text:p>0.024048975</text:p>
              </table:table-cell>
              <table:table-cell office:value-type="float" office:value="0.004318903">
                <text:p>0.0043189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389641">
                <text:p>0.005389641</text:p>
              </table:table-cell>
              <table:table-cell office:value-type="float" office:value="0.012919354">
                <text:p>0.012919354</text:p>
              </table:table-cell>
              <table:table-cell office:value-type="float" office:value="0.047264903">
                <text:p>0.047264903</text:p>
              </table:table-cell>
              <table:table-cell office:value-type="float" office:value="0.011055619">
                <text:p>0.01105561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2180354">
                <text:p>0.012180354</text:p>
              </table:table-cell>
              <table:table-cell office:value-type="float" office:value="0.032730491">
                <text:p>0.032730491</text:p>
              </table:table-cell>
              <table:table-cell office:value-type="float" office:value="0.108337477">
                <text:p>0.108337477</text:p>
              </table:table-cell>
              <table:table-cell office:value-type="float" office:value="0.011633249">
                <text:p>0.01163324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8086268">
                <text:p>0.018086268</text:p>
              </table:table-cell>
              <table:table-cell office:value-type="float" office:value="0.078305255">
                <text:p>0.078305255</text:p>
              </table:table-cell>
              <table:table-cell office:value-type="float" office:value="0.175053319">
                <text:p>0.175053319</text:p>
              </table:table-cell>
              <table:table-cell office:value-type="float" office:value="0.018680031">
                <text:p>0.01868003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3061199">
                <text:p>0.03061199</text:p>
              </table:table-cell>
              <table:table-cell office:value-type="float" office:value="0.105837399">
                <text:p>0.105837399</text:p>
              </table:table-cell>
              <table:table-cell office:value-type="float" office:value="0.206311409">
                <text:p>0.206311409</text:p>
              </table:table-cell>
              <table:table-cell office:value-type="float" office:value="0.031347225">
                <text:p>0.03134722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99038104">
                <text:p>0.099038104</text:p>
              </table:table-cell>
              <table:table-cell office:value-type="float" office:value="0.242429274">
                <text:p>0.242429274</text:p>
              </table:table-cell>
              <table:table-cell office:value-type="float" office:value="0.546546173">
                <text:p>0.546546173</text:p>
              </table:table-cell>
              <table:table-cell office:value-type="float" office:value="0.053224305">
                <text:p>0.0532243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108229847">
                <text:p>1.108229847</text:p>
              </table:table-cell>
              <table:table-cell office:value-type="float" office:value="0.432386387">
                <text:p>0.432386387</text:p>
              </table:table-cell>
              <table:table-cell office:value-type="float" office:value="0.867822882">
                <text:p>0.867822882</text:p>
              </table:table-cell>
              <table:table-cell office:value-type="float" office:value="0.084741053">
                <text:p>0.084741053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4.194997026">
                <text:p>4.194997026</text:p>
              </table:table-cell>
              <table:table-cell office:value-type="float" office:value="0.594090977">
                <text:p>0.594090977</text:p>
              </table:table-cell>
              <table:table-cell office:value-type="float" office:value="1.016632799">
                <text:p>1.016632799</text:p>
              </table:table-cell>
              <table:table-cell office:value-type="float" office:value="0.10518442">
                <text:p>0.1051844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.474420746">
                <text:p>11.474420746</text:p>
              </table:table-cell>
              <table:table-cell office:value-type="float" office:value="0.753580469">
                <text:p>0.753580469</text:p>
              </table:table-cell>
              <table:table-cell office:value-type="float" office:value="1.231950944">
                <text:p>1.231950944</text:p>
              </table:table-cell>
              <table:table-cell office:value-type="float" office:value="0.125803327">
                <text:p>0.12580332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0.286088604">
                <text:p>20.286088604</text:p>
              </table:table-cell>
              <table:table-cell office:value-type="float" office:value="0.872282371">
                <text:p>0.872282371</text:p>
              </table:table-cell>
              <table:table-cell office:value-type="float" office:value="1.32967723">
                <text:p>1.32967723</text:p>
              </table:table-cell>
              <table:table-cell office:value-type="float" office:value="0.144897912">
                <text:p>0.1448979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3.556341217">
                <text:p>33.556341217</text:p>
              </table:table-cell>
              <table:table-cell office:value-type="float" office:value="0.98382574">
                <text:p>0.98382574</text:p>
              </table:table-cell>
              <table:table-cell office:value-type="float" office:value="1.52616359">
                <text:p>1.52616359</text:p>
              </table:table-cell>
              <table:table-cell office:value-type="float" office:value="0.17210472">
                <text:p>0.1721047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line" chart:style-name="ch1">
        <chart:title svg:x="6.131cm" svg:y="0.315cm" chart:style-name="ch2">
          <text:p>Insert comparison</text:p>
        </chart:title>
        <chart:legend chart:legend-position="end" svg:x="13.148cm" svg:y="3.446cm" style:legend-expansion="high" chart:style-name="ch3"/>
        <chart:plot-area chart:style-name="ch4" table:cell-range-address="Sheet1.B251:Sheet1.F264" chart:data-source-has-labels="column" svg:x="1.331cm" svg:y="1.273cm" svg:width="11.497cm" svg:height="6.552cm">
          <chart:coordinate-region svg:x="3.587cm" svg:y="1.472cm" svg:width="9.1cm" svg:height="3.708cm"/>
          <chart:axis chart:dimension="x" chart:name="primary-x" chart:style-name="ch5" chartooo:axis-type="auto">
            <chartooo:date-scale/>
            <chart:title svg:x="5.752cm" svg:y="8.004cm" chart:style-name="ch6">
              <text:p>Count of insertion</text:p>
            </chart:title>
            <chart:categories table:cell-range-address="Sheet1.B251:Sheet1.B264"/>
          </chart:axis>
          <chart:axis chart:dimension="y" chart:name="primary-y" chart:style-name="ch5">
            <chart:title svg:x="0.451cm" svg:y="5.784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C251:Sheet1.C264" chart:class="chart:line">
            <chart:data-point chart:repeated="14"/>
          </chart:series>
          <chart:series chart:style-name="ch10" chart:values-cell-range-address="Sheet1.D251:Sheet1.D264" chart:class="chart:line">
            <chart:data-point chart:repeated="14"/>
          </chart:series>
          <chart:series chart:style-name="ch11" chart:values-cell-range-address="Sheet1.E251:Sheet1.E264" chart:class="chart:line">
            <chart:data-point chart:repeated="14"/>
          </chart:series>
          <chart:series chart:style-name="ch12" chart:values-cell-range-address="Sheet1.F251:Sheet1.F264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ount Of Insertions</text:p>
                <draw:g>
                  <svg:desc>Sheet1.B251:Sheet1.B264</svg:desc>
                </draw:g>
              </table:table-cell>
              <table:table-cell office:value-type="float" office:value="NaN">
                <text:p>NaN</text:p>
                <draw:g>
                  <svg:desc>Sheet1.C251:Sheet1.C264</svg:desc>
                </draw:g>
              </table:table-cell>
              <table:table-cell office:value-type="float" office:value="NaN">
                <text:p>NaN</text:p>
                <draw:g>
                  <svg:desc>Sheet1.D251:Sheet1.D264</svg:desc>
                </draw:g>
              </table:table-cell>
              <table:table-cell office:value-type="float" office:value="NaN">
                <text:p>NaN</text:p>
                <draw:g>
                  <svg:desc>Sheet1.E251:Sheet1.E264</svg:desc>
                </draw:g>
              </table:table-cell>
              <table:table-cell office:value-type="float" office:value="NaN">
                <text:p>NaN</text:p>
                <draw:g>
                  <svg:desc>Sheet1.F251:Sheet1.F26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.003534108">
                <text:p>0.003534108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54">
                <text:p>0.054</text:p>
              </table:table-cell>
              <table:table-cell office:value-type="float" office:value="0.047">
                <text:p>0.047</text:p>
              </table:table-cell>
              <table:table-cell office:value-type="float" office:value="0.038817741">
                <text:p>0.038817741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28">
                <text:p>0.128</text:p>
              </table:table-cell>
              <table:table-cell office:value-type="float" office:value="0.065">
                <text:p>0.065</text:p>
              </table:table-cell>
              <table:table-cell office:value-type="float" office:value="0.069388234">
                <text:p>0.069388234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427">
                <text:p>0.427</text:p>
              </table:table-cell>
              <table:table-cell office:value-type="float" office:value="0.148">
                <text:p>0.148</text:p>
              </table:table-cell>
              <table:table-cell office:value-type="float" office:value="0.153270772">
                <text:p>0.153270772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095">
                <text:p>2.095</text:p>
              </table:table-cell>
              <table:table-cell office:value-type="float" office:value="0.399">
                <text:p>0.399</text:p>
              </table:table-cell>
              <table:table-cell office:value-type="float" office:value="0.456734899">
                <text:p>0.456734899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314">
                <text:p>9.314</text:p>
              </table:table-cell>
              <table:table-cell office:value-type="float" office:value="1.002">
                <text:p>1.002</text:p>
              </table:table-cell>
              <table:table-cell office:value-type="float" office:value="1.1592163">
                <text:p>1.1592163</text:p>
              </table:table-cell>
              <table:table-cell office:value-type="float" office:value="2.251">
                <text:p>2.251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33.501">
                <text:p>33.501</text:p>
              </table:table-cell>
              <table:table-cell office:value-type="float" office:value="1.739">
                <text:p>1.739</text:p>
              </table:table-cell>
              <table:table-cell office:value-type="float" office:value="2.128910333">
                <text:p>2.128910333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  <table:table-cell office:value-type="float" office:value="4.249">
                <text:p>4.249</text:p>
              </table:table-cell>
              <table:table-cell office:value-type="float" office:value="4.921367745">
                <text:p>4.921367745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8.537">
                <text:p>8.537</text:p>
              </table:table-cell>
              <table:table-cell office:value-type="float" office:value="9.749325636">
                <text:p>9.749325636</text:p>
              </table:table-cell>
              <table:table-cell office:value-type="float" office:value="5.579">
                <text:p>5.579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NaN">
                <text:p>NaN</text:p>
              </table:table-cell>
              <table:table-cell office:value-type="float" office:value="12.01">
                <text:p>12.01</text:p>
              </table:table-cell>
              <table:table-cell office:value-type="float" office:value="14.886941148">
                <text:p>14.886941148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NaN">
                <text:p>NaN</text:p>
              </table:table-cell>
              <table:table-cell office:value-type="float" office:value="15.922">
                <text:p>15.922</text:p>
              </table:table-cell>
              <table:table-cell office:value-type="float" office:value="17.412390486">
                <text:p>17.412390486</text:p>
              </table:table-cell>
              <table:table-cell office:value-type="float" office:value="7.787">
                <text:p>7.7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NaN">
                <text:p>NaN</text:p>
              </table:table-cell>
              <table:table-cell office:value-type="float" office:value="18.396">
                <text:p>18.396</text:p>
              </table:table-cell>
              <table:table-cell office:value-type="float" office:value="20.009588008">
                <text:p>20.009588008</text:p>
              </table:table-cell>
              <table:table-cell office:value-type="float" office:value="8.819">
                <text:p>8.81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21.138">
                <text:p>21.138</text:p>
              </table:table-cell>
              <table:table-cell office:value-type="float" office:value="23.340655309">
                <text:p>23.340655309</text:p>
              </table:table-cell>
              <table:table-cell office:value-type="float" office:value="10.156">
                <text:p>10.15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title svg:x="3.996cm" svg:y="0.73cm" chart:style-name="ch2">
          <text:p>Hash Table with Separated Chains Insert</text:p>
        </chart:title>
        <chart:plot-area chart:style-name="ch3" table:cell-range-address="Sheet1.M2:Sheet1.N15" chart:data-source-has-labels="column" svg:x="-0.231cm" svg:y="1.947cm" svg:width="14.335cm" svg:height="6.553cm">
          <chart:coordinate-region svg:x="2.024cm" svg:y="2.146cm" svg:width="11.939cm" svg:height="3.71cm"/>
          <chart:axis chart:dimension="x" chart:name="primary-x" chart:style-name="ch4" chartooo:axis-type="auto">
            <chartooo:date-scale/>
            <chart:title svg:x="7.053cm" svg:y="7.538cm" chart:style-name="ch5">
              <text:p>Insertions</text:p>
            </chart:title>
            <chart:categories table:cell-range-address="Sheet1.M2:Sheet1.M15"/>
          </chart:axis>
          <chart:axis chart:dimension="y" chart:name="primary-y" chart:style-name="ch4">
            <chart:title svg:x="0.557cm" svg:y="5.392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N2:Sheet1.N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unt Of Insertions</text:p>
                <draw:g>
                  <svg:desc>Sheet1.M2:Sheet1.M15</svg:desc>
                </draw:g>
              </table:table-cell>
              <table:table-cell office:value-type="float" office:value="NaN">
                <text:p>NaN</text:p>
                <draw:g>
                  <svg:desc>Sheet1.N2:Sheet1.N1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251">
                <text:p>2.251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.819">
                <text:p>2.81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.579">
                <text:p>5.579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7.787">
                <text:p>7.7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8.819">
                <text:p>8.81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.156">
                <text:p>10.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42cm" svg:height="9.894cm" xlink:href=".." xlink:type="simple" chart:class="chart:line" chart:style-name="ch1">
        <chart:title svg:x="6.331cm" svg:y="0.333cm" chart:style-name="ch2">
          <text:p>Splay Tree Insert</text:p>
        </chart:title>
        <chart:plot-area chart:style-name="ch3" table:cell-range-address="Sheet1.M25:Sheet1.N38" chart:data-source-has-labels="column" svg:x="0.501cm" svg:y="2.082cm" svg:width="13.557cm" svg:height="7.488cm">
          <chart:coordinate-region svg:x="2.757cm" svg:y="2.281cm" svg:width="11.16cm" svg:height="4.645cm"/>
          <chart:axis chart:dimension="x" chart:name="primary-x" chart:style-name="ch4" chartooo:axis-type="auto">
            <chartooo:date-scale/>
            <chart:title svg:x="7.788cm" svg:y="8.536cm" chart:style-name="ch5">
              <text:p>Insertions</text:p>
            </chart:title>
            <chart:categories table:cell-range-address="Sheet1.M25:Sheet1.M38"/>
          </chart:axis>
          <chart:axis chart:dimension="y" chart:name="primary-y" chart:style-name="ch4">
            <chart:title svg:x="1.243cm" svg:y="5.875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N25:Sheet1.N38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unt Of Insertions</text:p>
                <draw:g>
                  <svg:desc>Sheet1.M25:Sheet1.M38</svg:desc>
                </draw:g>
              </table:table-cell>
              <table:table-cell office:value-type="float" office:value="NaN">
                <text:p>NaN</text:p>
                <draw:g>
                  <svg:desc>Sheet1.N25:Sheet1.N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534108">
                <text:p>0.0035341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38817741">
                <text:p>0.0388177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69388234">
                <text:p>0.06938823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53270772">
                <text:p>0.15327077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456734899">
                <text:p>0.4567348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592163">
                <text:p>1.159216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.128910333">
                <text:p>2.12891033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4.921367745">
                <text:p>4.9213677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9.749325636">
                <text:p>9.749325636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14.886941148">
                <text:p>14.88694114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7.412390486">
                <text:p>17.412390486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0.009588008">
                <text:p>20.00958800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3.340655309">
                <text:p>23.340655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45cm" svg:height="8.513cm" xlink:href=".." xlink:type="simple" chart:class="chart:line" chart:style-name="ch1">
        <chart:title svg:x="5.595cm" svg:y="0.306cm" chart:style-name="ch2">
          <text:p>AVL Tree Search</text:p>
        </chart:title>
        <chart:legend chart:legend-position="end" svg:x="12.006cm" svg:y="3.216cm" style:legend-expansion="custom" svg:width="2.436cm" svg:height="1.036cm" style:legend-expansion-aspect-ratio="2.35135135135135" chart:style-name="ch3"/>
        <chart:plot-area chart:style-name="ch4" table:cell-range-address="Sheet1.B67:Sheet1.D80" chart:data-source-has-labels="column" svg:x="0.53cm" svg:y="0.843cm" svg:width="11.3cm" svg:height="7.901cm">
          <chart:coordinate-region svg:x="2.823cm" svg:y="1.042cm" svg:width="8.866cm" svg:height="5.021cm"/>
          <chart:axis chart:dimension="x" chart:name="primary-x" chart:style-name="ch5" chartooo:axis-type="auto">
            <chartooo:date-scale/>
            <chart:title svg:x="5.615cm" svg:y="7.841cm" chart:style-name="ch6">
              <text:p>Inserted elem.</text:p>
            </chart:title>
            <chart:categories table:cell-range-address="Sheet1.B67:Sheet1.B80"/>
          </chart:axis>
          <chart:axis chart:dimension="y" chart:name="primary-y" chart:style-name="ch7">
            <chart:title svg:x="0.328cm" svg:y="4.191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67:Sheet1.C80" chart:class="chart:line">
            <chart:data-point chart:repeated="14"/>
          </chart:series>
          <chart:series chart:style-name="ch11" chart:values-cell-range-address="Sheet1.D67:Sheet1.D80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67:Sheet1.B80</svg:desc>
                </draw:g>
              </table:table-cell>
              <table:table-cell office:value-type="float" office:value="NaN">
                <text:p>NaN</text:p>
                <draw:g>
                  <svg:desc>Sheet1.C67:Sheet1.C80</svg:desc>
                </draw:g>
              </table:table-cell>
              <table:table-cell office:value-type="float" office:value="NaN">
                <text:p>NaN</text:p>
                <draw:g>
                  <svg:desc>Sheet1.D67:Sheet1.D8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92644">
                <text:p>0.000092644</text:p>
              </table:table-cell>
              <table:table-cell office:value-type="float" office:value="0.000058394">
                <text:p>0.00005839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112589">
                <text:p>0.000112589</text:p>
              </table:table-cell>
              <table:table-cell office:value-type="float" office:value="0.003175856">
                <text:p>0.0031758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7063">
                <text:p>0.00007063</text:p>
              </table:table-cell>
              <table:table-cell office:value-type="float" office:value="0.001179653">
                <text:p>0.00117965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97492">
                <text:p>0.000097492</text:p>
              </table:table-cell>
              <table:table-cell office:value-type="float" office:value="0.007477504">
                <text:p>0.0074775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92644">
                <text:p>0.000092644</text:p>
              </table:table-cell>
              <table:table-cell office:value-type="float" office:value="0.002345124">
                <text:p>0.00234512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112589">
                <text:p>0.000112589</text:p>
              </table:table-cell>
              <table:table-cell office:value-type="float" office:value="0.002345666">
                <text:p>0.00234566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007063">
                <text:p>0.00007063</text:p>
              </table:table-cell>
              <table:table-cell office:value-type="float" office:value="0.100505653">
                <text:p>0.10050565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657492">
                <text:p>0.0000657492</text:p>
              </table:table-cell>
              <table:table-cell office:value-type="float" office:value="0.023403424">
                <text:p>0.02340342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0.004325423">
                <text:p>0.004325423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57689589">
                <text:p>0.00057689589</text:p>
              </table:table-cell>
              <table:table-cell office:value-type="float" office:value="0.00009234567644">
                <text:p>0.0000923456764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007046763">
                <text:p>0.00007046763</text:p>
              </table:table-cell>
              <table:table-cell office:value-type="float" office:value="0.001234123">
                <text:p>0.001234123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00479567">
                <text:p>0.0000479567</text:p>
              </table:table-cell>
              <table:table-cell office:value-type="float" office:value="0.001234123">
                <text:p>0.00123412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106594">
                <text:p>0.000106594</text:p>
              </table:table-cell>
              <table:table-cell office:value-type="float" office:value="0.027444039">
                <text:p>0.0274440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3cm" svg:height="7.892cm" xlink:href=".." xlink:type="simple" chart:class="chart:line" chart:style-name="ch1">
        <chart:title svg:x="2.804cm" svg:y="0.293cm" chart:style-name="ch2">
          <text:p>Hash Table with Open Addressing Search</text:p>
        </chart:title>
        <chart:legend chart:legend-position="end" svg:x="11.178cm" svg:y="3.398cm" style:legend-expansion="high" chart:style-name="ch3"/>
        <chart:plot-area chart:style-name="ch4" table:cell-range-address="Sheet1.B51:Sheet1.D64" chart:data-source-has-labels="column" svg:x="1.291cm" svg:y="1.229cm" svg:width="9.607cm" svg:height="5.525cm">
          <chart:coordinate-region svg:x="4.033cm" svg:y="1.229cm" svg:width="6.865cm" svg:height="2.394cm"/>
          <chart:axis chart:dimension="x" chart:name="primary-x" chart:style-name="ch5" chartooo:axis-type="auto">
            <chartooo:date-scale/>
            <chart:title svg:x="6.374cm" svg:y="5.724cm" chart:style-name="ch6">
              <text:p>Inserted elem.</text:p>
            </chart:title>
            <chart:categories table:cell-range-address="Sheet1.B51:Sheet1.B64"/>
          </chart:axis>
          <chart:axis chart:dimension="y" chart:name="primary-y" chart:style-name="ch7">
            <chart:title svg:x="1.154cm" svg:y="3.0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51:Sheet1.C64" chart:class="chart:line">
            <chart:data-point chart:repeated="14"/>
          </chart:series>
          <chart:series chart:style-name="ch11" chart:values-cell-range-address="Sheet1.D51:Sheet1.D64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51:Sheet1.B64</svg:desc>
                </draw:g>
              </table:table-cell>
              <table:table-cell office:value-type="float" office:value="NaN">
                <text:p>NaN</text:p>
                <draw:g>
                  <svg:desc>Sheet1.C51:Sheet1.C64</svg:desc>
                </draw:g>
              </table:table-cell>
              <table:table-cell office:value-type="float" office:value="NaN">
                <text:p>NaN</text:p>
                <draw:g>
                  <svg:desc>Sheet1.D51:Sheet1.D6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92644">
                <text:p>0.000092644</text:p>
              </table:table-cell>
              <table:table-cell office:value-type="float" office:value="0.000067894">
                <text:p>0.0000678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112589">
                <text:p>0.000112589</text:p>
              </table:table-cell>
              <table:table-cell office:value-type="float" office:value="0.00007063">
                <text:p>0.000070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7063">
                <text:p>0.00007063</text:p>
              </table:table-cell>
              <table:table-cell office:value-type="float" office:value="0.000045692">
                <text:p>0.0000456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97492">
                <text:p>0.000097492</text:p>
              </table:table-cell>
              <table:table-cell office:value-type="float" office:value="0.0000356744">
                <text:p>0.000035674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92644">
                <text:p>0.000092644</text:p>
              </table:table-cell>
              <table:table-cell office:value-type="float" office:value="0.000456589">
                <text:p>0.0004565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12589">
                <text:p>0.000112589</text:p>
              </table:table-cell>
              <table:table-cell office:value-type="float" office:value="0.00007063">
                <text:p>0.0000706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07063">
                <text:p>0.00007063</text:p>
              </table:table-cell>
              <table:table-cell office:value-type="float" office:value="0.0000657492">
                <text:p>0.000065749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00657492">
                <text:p>0.0000657492</text:p>
              </table:table-cell>
              <table:table-cell office:value-type="float" office:value="0.0003467544">
                <text:p>0.00034675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0.000345689589">
                <text:p>0.00034568958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0057689589">
                <text:p>0.00057689589</text:p>
              </table:table-cell>
              <table:table-cell office:value-type="float" office:value="0.00008946763">
                <text:p>0.0000894676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0007046763">
                <text:p>0.00007046763</text:p>
              </table:table-cell>
              <table:table-cell office:value-type="float" office:value="0.00034679567">
                <text:p>0.0003467956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000479567">
                <text:p>0.0000479567</text:p>
              </table:table-cell>
              <table:table-cell office:value-type="float" office:value="0.00007063">
                <text:p>0.0000706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106594">
                <text:p>0.000106594</text:p>
              </table:table-cell>
              <table:table-cell office:value-type="float" office:value="0.000346492">
                <text:p>0.0003464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48cm" svg:height="7.743cm" xlink:href=".." xlink:type="simple" chart:class="chart:line" chart:style-name="ch1">
        <chart:title svg:x="2.61cm" svg:y="0.29cm" chart:style-name="ch2">
          <text:p>Hash Table with Separated Chains Search</text:p>
        </chart:title>
        <chart:legend chart:legend-position="end" svg:x="10.869cm" svg:y="3.323cm" style:legend-expansion="high" chart:style-name="ch3"/>
        <chart:plot-area chart:style-name="ch4" table:cell-range-address="Sheet1.N51:Sheet1.P64" chart:data-source-has-labels="column" svg:x="0.924cm" svg:y="1.983cm" svg:width="9.959cm" svg:height="6.016cm">
          <chart:coordinate-region svg:x="2.956cm" svg:y="2.182cm" svg:width="7.786cm" svg:height="3.397cm"/>
          <chart:axis chart:dimension="x" chart:name="primary-x" chart:style-name="ch5" chartooo:axis-type="auto">
            <chartooo:date-scale/>
            <chart:title svg:x="5.982cm" svg:y="6.895cm" chart:style-name="ch6">
              <text:p>Inserted elem.</text:p>
            </chart:title>
            <chart:categories table:cell-range-address="Sheet1.N51:Sheet1.N64"/>
          </chart:axis>
          <chart:axis chart:dimension="y" chart:name="primary-y" chart:style-name="ch7">
            <chart:title svg:x="0.363cm" svg:y="4.047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O51:Sheet1.O64" chart:class="chart:line">
            <chart:data-point chart:repeated="14"/>
          </chart:series>
          <chart:series chart:style-name="ch11" chart:values-cell-range-address="Sheet1.P51:Sheet1.P64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51:Sheet1.N64</svg:desc>
                </draw:g>
              </table:table-cell>
              <table:table-cell office:value-type="float" office:value="NaN">
                <text:p>NaN</text:p>
                <draw:g>
                  <svg:desc>Sheet1.O51:Sheet1.O64</svg:desc>
                </draw:g>
              </table:table-cell>
              <table:table-cell office:value-type="float" office:value="NaN">
                <text:p>NaN</text:p>
                <draw:g>
                  <svg:desc>Sheet1.P51:Sheet1.P6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123444">
                <text:p>0.0000123444</text:p>
              </table:table-cell>
              <table:table-cell office:value-type="float" office:value="0.000046594">
                <text:p>0.00004659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3189">
                <text:p>0.00023189</text:p>
              </table:table-cell>
              <table:table-cell office:value-type="float" office:value="0.00004563">
                <text:p>0.000045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234563">
                <text:p>0.0000234563</text:p>
              </table:table-cell>
              <table:table-cell office:value-type="float" office:value="0.000045692">
                <text:p>0.0000456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457492">
                <text:p>0.0000457492</text:p>
              </table:table-cell>
              <table:table-cell office:value-type="float" office:value="0.00312356744">
                <text:p>0.003123567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92644">
                <text:p>0.000092644</text:p>
              </table:table-cell>
              <table:table-cell office:value-type="float" office:value="0.000123345589">
                <text:p>0.00012334558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4567589">
                <text:p>0.0004567589</text:p>
              </table:table-cell>
              <table:table-cell office:value-type="float" office:value="0.000345663">
                <text:p>0.00034566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007063">
                <text:p>0.00007063</text:p>
              </table:table-cell>
              <table:table-cell office:value-type="float" office:value="0.0004562">
                <text:p>0.000456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657492">
                <text:p>0.0000657492</text:p>
              </table:table-cell>
              <table:table-cell office:value-type="float" office:value="0.000234567544">
                <text:p>0.00023456754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5678544">
                <text:p>0.00005678544</text:p>
              </table:table-cell>
              <table:table-cell office:value-type="float" office:value="0.000453457865">
                <text:p>0.000453457865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55689589">
                <text:p>0.00055689589</text:p>
              </table:table-cell>
              <table:table-cell office:value-type="float" office:value="0.0004783">
                <text:p>0.000478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003446763">
                <text:p>0.00003446763</text:p>
              </table:table-cell>
              <table:table-cell office:value-type="float" office:value="0.00056567">
                <text:p>0.0005656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007567">
                <text:p>0.00007567</text:p>
              </table:table-cell>
              <table:table-cell office:value-type="float" office:value="0.004567063">
                <text:p>0.0045670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5676594">
                <text:p>0.0005676594</text:p>
              </table:table-cell>
              <table:table-cell office:value-type="float" office:value="0.0006546492">
                <text:p>0.00065464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5cm" svg:height="8.558cm" xlink:href=".." xlink:type="simple" chart:class="chart:line" chart:style-name="ch1">
        <chart:title svg:x="5.464cm" svg:y="0.307cm" chart:style-name="ch2">
          <text:p> Splay Tree Search</text:p>
        </chart:title>
        <chart:legend chart:legend-position="end" svg:x="11.883cm" svg:y="3.416cm" style:legend-expansion="custom" svg:width="2.669cm" svg:height="1.096cm" style:legend-expansion-aspect-ratio="2.43521897810219" chart:style-name="ch3"/>
        <chart:plot-area chart:style-name="ch4" table:cell-range-address="Sheet1.N67:Sheet1.P80" chart:data-source-has-labels="column" svg:x="0.969cm" svg:y="1.356cm" svg:width="10.885cm" svg:height="7.334cm">
          <chart:coordinate-region svg:x="3.337cm" svg:y="1.555cm" svg:width="8.376cm" svg:height="4.378cm"/>
          <chart:axis chart:dimension="x" chart:name="primary-x" chart:style-name="ch5" chartooo:axis-type="auto">
            <chartooo:date-scale/>
            <chart:title svg:x="6.478cm" svg:y="7.249cm" chart:style-name="ch6">
              <text:p>Inserted elem.</text:p>
            </chart:title>
            <chart:categories table:cell-range-address="Sheet1.N67:Sheet1.N80"/>
          </chart:axis>
          <chart:axis chart:dimension="y" chart:name="primary-y" chart:style-name="ch5">
            <chart:title svg:x="1.362cm" svg:y="4.816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O67:Sheet1.O80" chart:class="chart:line">
            <chart:data-point chart:repeated="14"/>
          </chart:series>
          <chart:series chart:style-name="ch10" chart:values-cell-range-address="Sheet1.P67:Sheet1.P80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N67:Sheet1.N80</svg:desc>
                </draw:g>
              </table:table-cell>
              <table:table-cell office:value-type="float" office:value="NaN">
                <text:p>NaN</text:p>
                <draw:g>
                  <svg:desc>Sheet1.O67:Sheet1.O80</svg:desc>
                </draw:g>
              </table:table-cell>
              <table:table-cell office:value-type="float" office:value="NaN">
                <text:p>NaN</text:p>
                <draw:g>
                  <svg:desc>Sheet1.P67:Sheet1.P8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5745">
                <text:p>0.000045745</text:p>
              </table:table-cell>
              <table:table-cell office:value-type="float" office:value="0.027444039">
                <text:p>0.0274440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2345">
                <text:p>0.0002345</text:p>
              </table:table-cell>
              <table:table-cell office:value-type="float" office:value="0.002345788">
                <text:p>0.00234578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2345">
                <text:p>0.0002345</text:p>
              </table:table-cell>
              <table:table-cell office:value-type="float" office:value="0.000678985">
                <text:p>0.00067898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97492">
                <text:p>0.000097492</text:p>
              </table:table-cell>
              <table:table-cell office:value-type="float" office:value="0.007467894">
                <text:p>0.00746789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45678">
                <text:p>0.000045678</text:p>
              </table:table-cell>
              <table:table-cell office:value-type="float" office:value="0.002345124">
                <text:p>0.00234512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1467">
                <text:p>0.0001467</text:p>
              </table:table-cell>
              <table:table-cell office:value-type="float" office:value="0.002345666">
                <text:p>0.00234566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00007747">
                <text:p>0.00007747</text:p>
              </table:table-cell>
              <table:table-cell office:value-type="float" office:value="0.000345653">
                <text:p>0.00034565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00646757492">
                <text:p>0.0000646757492</text:p>
              </table:table-cell>
              <table:table-cell office:value-type="float" office:value="0.002424623">
                <text:p>0.00242462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00047">
                <text:p>0.000047</text:p>
              </table:table-cell>
              <table:table-cell office:value-type="float" office:value="0.004325423">
                <text:p>0.004325423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00057689589">
                <text:p>0.00057689589</text:p>
              </table:table-cell>
              <table:table-cell office:value-type="float" office:value="0.002343234">
                <text:p>0.00234323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000496785">
                <text:p>0.0000496785</text:p>
              </table:table-cell>
              <table:table-cell office:value-type="float" office:value="0.001234123">
                <text:p>0.001234123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000479567">
                <text:p>0.0000479567</text:p>
              </table:table-cell>
              <table:table-cell office:value-type="float" office:value="0.001423453">
                <text:p>0.00142345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106594">
                <text:p>0.000106594</text:p>
              </table:table-cell>
              <table:table-cell office:value-type="float" office:value="0.022345039">
                <text:p>0.0223450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3.854cm" svg:y="0.316cm" chart:style-name="ch2">
          <text:p>Hash Table with Open Addressing Delete</text:p>
        </chart:title>
        <chart:legend chart:legend-position="end" svg:x="13.064cm" svg:y="2.551cm" style:legend-expansion="custom" svg:width="2.642cm" svg:height="1.096cm" style:legend-expansion-aspect-ratio="2.41058394160584" chart:style-name="ch3"/>
        <chart:plot-area chart:style-name="ch4" table:cell-range-address="Sheet1.B92:Sheet1.D105" chart:data-source-has-labels="column" svg:x="1.33cm" svg:y="1.275cm" svg:width="11.498cm" svg:height="6.57cm">
          <chart:coordinate-region svg:x="4.072cm" svg:y="1.474cm" svg:width="8.615cm" svg:height="3.24cm"/>
          <chart:axis chart:dimension="x" chart:name="primary-x" chart:style-name="ch5" chartooo:axis-type="auto">
            <chartooo:date-scale/>
            <chart:title svg:x="7.317cm" svg:y="6.541cm" chart:style-name="ch6">
              <text:p>Inserted elem.</text:p>
            </chart:title>
            <chart:categories table:cell-range-address="Sheet1.B92:Sheet1.B105"/>
          </chart:axis>
          <chart:axis chart:dimension="y" chart:name="primary-y" chart:style-name="ch7">
            <chart:title svg:x="0.959cm" svg:y="4.506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C92:Sheet1.C105" chart:class="chart:line">
            <chart:data-point chart:repeated="14"/>
          </chart:series>
          <chart:series chart:style-name="ch11" chart:values-cell-range-address="Sheet1.D92:Sheet1.D105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ount Of Inserted elem.</text:p>
                <draw:g>
                  <svg:desc>Sheet1.B92:Sheet1.B105</svg:desc>
                </draw:g>
              </table:table-cell>
              <table:table-cell office:value-type="float" office:value="NaN">
                <text:p>NaN</text:p>
                <draw:g>
                  <svg:desc>Sheet1.C92:Sheet1.C105</svg:desc>
                </draw:g>
              </table:table-cell>
              <table:table-cell office:value-type="float" office:value="NaN">
                <text:p>NaN</text:p>
                <draw:g>
                  <svg:desc>Sheet1.D92:Sheet1.D10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2644">
                <text:p>0.000002644</text:p>
              </table:table-cell>
              <table:table-cell office:value-type="float" office:value="0.000027894">
                <text:p>0.0000278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04334">
                <text:p>0.000004334</text:p>
              </table:table-cell>
              <table:table-cell office:value-type="float" office:value="0.00001063">
                <text:p>0.0000106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564">
                <text:p>0.000004564</text:p>
              </table:table-cell>
              <table:table-cell office:value-type="float" office:value="0.000033692">
                <text:p>0.0000336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5644">
                <text:p>0.000005644</text:p>
              </table:table-cell>
              <table:table-cell office:value-type="float" office:value="0.006777504">
                <text:p>0.00677750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02678">
                <text:p>0.000002678</text:p>
              </table:table-cell>
              <table:table-cell office:value-type="float" office:value="0.004565124">
                <text:p>0.0045651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67895">
                <text:p>0.000067895</text:p>
              </table:table-cell>
              <table:table-cell office:value-type="float" office:value="0.002345666">
                <text:p>0.00234566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066744">
                <text:p>0.000066744</text:p>
              </table:table-cell>
              <table:table-cell office:value-type="float" office:value="0.000546565">
                <text:p>0.00054656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0001644">
                <text:p>0.000001644</text:p>
              </table:table-cell>
              <table:table-cell office:value-type="float" office:value="0.023403424">
                <text:p>0.02340342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678944">
                <text:p>0.0000678944</text:p>
              </table:table-cell>
              <table:table-cell office:value-type="float" office:value="0.000345689589">
                <text:p>0.00034568958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0000898944">
                <text:p>0.0000898944</text:p>
              </table:table-cell>
              <table:table-cell office:value-type="float" office:value="0.007895666">
                <text:p>0.00789566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00678944">
                <text:p>0.000678944</text:p>
              </table:table-cell>
              <table:table-cell office:value-type="float" office:value="0.00045679567">
                <text:p>0.0004567956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0067844">
                <text:p>0.00067844</text:p>
              </table:table-cell>
              <table:table-cell office:value-type="float" office:value="0.007845666">
                <text:p>0.0078456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79058">
                <text:p>0.000079058</text:p>
              </table:table-cell>
              <table:table-cell office:value-type="float" office:value="0.002345666">
                <text:p>0.0023456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